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34D000002A8173B8632.gif" manifest:media-type=""/>
  <manifest:file-entry manifest:full-path="Pictures/100002000000016200000077BCB572DA.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e6d84"/>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text-properties fo:font-weight="bold" officeooo:paragraph-rsid="000af6c4" style:font-weight-asian="bold" style:font-weight-complex="bold"/>
    </style:style>
    <style:style style:name="P7" style:family="paragraph" style:parent-style-name="Standard">
      <style:paragraph-properties fo:text-align="start" style:justify-single-word="false"/>
    </style:style>
    <style:style style:name="P8" style:family="paragraph" style:parent-style-name="Standard">
      <style:paragraph-properties fo:text-align="justify" style:justify-single-word="false"/>
      <style:text-properties officeooo:rsid="000c675a" officeooo:paragraph-rsid="000c675a"/>
    </style:style>
    <style:style style:name="P9" style:family="paragraph" style:parent-style-name="Code_20_block">
      <style:text-properties fo:color="#008000"/>
    </style:style>
    <style:style style:name="P10" style:family="paragraph" style:parent-style-name="Code_20_block">
      <style:text-properties officeooo:paragraph-rsid="000e6d84"/>
    </style:style>
    <style:style style:name="P11" style:family="paragraph" style:parent-style-name="Text_20_body">
      <style:paragraph-properties fo:text-align="justify" style:justify-single-word="false"/>
    </style:style>
    <style:style style:name="P12" style:family="paragraph" style:parent-style-name="Standard">
      <style:paragraph-properties fo:margin-top="0cm" fo:margin-bottom="0cm" style:contextual-spacing="false" fo:line-height="100%" fo:text-align="justify" style:justify-single-word="false" fo:padding="0.15cm" fo:border-left="none" fo:border-right="none" fo:border-top="0.06pt solid #c0c0c0" fo:border-bottom="0.06pt solid #c0c0c0" style:shadow="none"/>
    </style:style>
    <style:style style:name="P13" style:family="paragraph" style:parent-style-name="Standard">
      <style:paragraph-properties fo:break-before="page"/>
    </style:style>
    <style:style style:name="P14" style:family="paragraph" style:parent-style-name="Standard">
      <style:paragraph-properties fo:text-align="justify" style:justify-single-word="false" fo:break-before="page"/>
      <style:text-properties fo:font-weight="bold" style:font-weight-asian="bold" style:font-weight-complex="bold"/>
    </style:style>
    <style:style style:name="P15" style:family="paragraph" style:parent-style-name="Heading_20_2">
      <style:paragraph-properties fo:break-before="page"/>
    </style:style>
    <style:style style:name="P16" style:family="paragraph" style:parent-style-name="Code_20_block">
      <style:text-properties officeooo:rsid="001f2c90" officeooo:paragraph-rsid="000e6d84"/>
    </style:style>
    <style:style style:name="P17" style:family="paragraph" style:parent-style-name="Code_20_block">
      <style:text-properties officeooo:paragraph-rsid="00133266"/>
    </style:style>
    <style:style style:name="P18" style:family="paragraph" style:parent-style-name="Heading_20_3">
      <style:text-properties officeooo:rsid="000c7dca"/>
    </style:style>
    <style:style style:name="P19" style:family="paragraph" style:parent-style-name="Heading_20_3">
      <style:paragraph-properties fo:break-before="page"/>
    </style:style>
    <style:style style:name="P20" style:family="paragraph" style:parent-style-name="Standard" style:list-style-name="List_20_1"/>
    <style:style style:name="P21" style:family="paragraph" style:parent-style-name="Standard" style:list-style-name="List_20_1">
      <style:text-properties officeooo:paragraph-rsid="000af6c4"/>
    </style:style>
    <style:style style:name="P22" style:family="paragraph" style:parent-style-name="Standard" style:list-style-name="List_20_2">
      <style:paragraph-properties fo:text-align="justify" style:justify-single-word="false"/>
    </style:style>
    <style:style style:name="P23" style:family="paragraph" style:parent-style-name="Standard" style:list-style-name="List_20_1">
      <style:paragraph-properties fo:text-align="justify" style:justify-single-word="false"/>
    </style:style>
    <style:style style:name="P24" style:family="paragraph" style:parent-style-name="Standard" style:list-style-name="L1">
      <style:paragraph-properties fo:text-align="justify" style:justify-single-word="false"/>
    </style:style>
    <style:style style:name="P25" style:family="paragraph" style:parent-style-name="Standard" style:list-style-name="Numbering_20_1"/>
    <style:style style:name="P26" style:family="paragraph" style:parent-style-name="Standard" style:list-style-name="List_20_1">
      <style:text-properties officeooo:rsid="000af6c4" officeooo:paragraph-rsid="000af6c4"/>
    </style:style>
    <style:style style:name="P27" style:family="paragraph" style:parent-style-name="Standard" style:list-style-name="List_20_1">
      <style:paragraph-properties fo:text-align="start" style:justify-single-word="false"/>
    </style:style>
    <style:style style:name="P28" style:family="paragraph" style:parent-style-name="Standard">
      <style:paragraph-properties fo:text-align="justify" style:justify-single-word="false"/>
      <style:text-properties officeooo:rsid="000e6d84" officeooo:paragraph-rsid="000e6d84"/>
    </style:style>
    <style:style style:name="P29" style:family="paragraph" style:parent-style-name="Standard">
      <style:paragraph-properties fo:text-align="justify" style:justify-single-word="false"/>
      <style:text-properties officeooo:rsid="001f2c90" officeooo:paragraph-rsid="00106b23"/>
    </style:style>
    <style:style style:name="P30" style:family="paragraph" style:parent-style-name="Standard">
      <style:paragraph-properties fo:text-align="justify" style:justify-single-word="false"/>
      <style:text-properties officeooo:rsid="00125b5a" officeooo:paragraph-rsid="00125b5a"/>
    </style:style>
    <style:style style:name="P31" style:family="paragraph" style:parent-style-name="Standard" style:list-style-name="List_20_1">
      <style:paragraph-properties fo:text-align="justify" style:justify-single-word="false"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color="#008000"/>
    </style:style>
    <style:style style:name="T5" style:family="text">
      <style:text-properties fo:color="#008000" officeooo:rsid="001f2c90"/>
    </style:style>
    <style:style style:name="T6" style:family="text">
      <style:text-properties fo:color="#008000" officeooo:rsid="000e6d84"/>
    </style:style>
    <style:style style:name="T7" style:family="text">
      <style:text-properties style:use-window-font-color="true"/>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color="#000000"/>
    </style:style>
    <style:style style:name="T11" style:family="text">
      <style:text-properties officeooo:rsid="000af6c4"/>
    </style:style>
    <style:style style:name="T12" style:family="text">
      <style:text-properties officeooo:rsid="000c7dca"/>
    </style:style>
    <style:style style:name="T13" style:family="text">
      <style:text-properties officeooo:rsid="000e6d84"/>
    </style:style>
    <style:style style:name="T14" style:family="text">
      <style:text-properties officeooo:rsid="001f2c90"/>
    </style:style>
    <style:style style:name="T15" style:family="text">
      <style:text-properties officeooo:rsid="0013326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2654707" text:style-name="Outline">
        <text:list-item>
          <text:h text:style-name="Heading_20_1" text:outline-level="1"><text:bookmark-start text:name="__RefHeading__29256222"/>Configuration guide<text:bookmark-end text:name="__RefHeading__29256222"/></text:h>
        </text:list-item>
      </text:list>
      <text:p text:style-name="P1">A JPPF grid is composed of many distributed components interacting with each other, often in different environments. While JPPF will work in most environments, the default behavior may not be appropriate or adapted to some situations. Much of the behavior in JPPF components can thus be modified, fine-tuned or sometimes even disabled, via numerous configuration properties. These properties apply to many mechanisms and behaviors in JPPF, including:</text:p>
      <text:p text:style-name="Standard"/>
      <text:list xml:id="list42647041" text:style-name="List_20_1">
        <text:list-item>
          <text:p text:style-name="P20">network communication</text:p>
        </text:list-item>
        <text:list-item>
          <text:p text:style-name="P20">management and monitoring</text:p>
        </text:list-item>
        <text:list-item>
          <text:p text:style-name="P20">performance / load-balancing</text:p>
        </text:list-item>
        <text:list-item>
          <text:p text:style-name="P20">failover and recovery</text:p>
        </text:list-item>
      </text:list>
      <text:p text:style-name="Standard"/>
      <text:p text:style-name="P1">Any configuration property has a default value that is used when the property is not specified, and which should work in most environments. In practice, this means that JPPF can work without any explicitely specified configuration at all.</text:p>
      <text:p text:style-name="P1"/>
      <text:p text:style-name="P1">For a full list of the JPPF configuration properties, do not hesitate to read the chapter <text:span text:style-name="T2">Appendix A: configuration properties reference</text:span> of this manual.</text:p>
      <text:list xml:id="list42676766" text:continue-list="list42654707" text:style-name="Outline">
        <text:list-item>
          <text:list>
            <text:list-item>
              <text:h text:style-name="Heading_20_2" text:outline-level="2">Configuration file specification and lookup</text:h>
            </text:list-item>
          </text:list>
        </text:list-item>
      </text:list>
      <text:p text:style-name="P1">All JPPF components work with a set of configuration properties. The format of these propertiesis as specified in the <text:a xlink:type="simple" xlink:href="http://download.oracle.com/javase/6/docs/api/java/util/Properties.html">Java Properties class</text:a>. To enable a JPPF component to retrieve thiese properties file, their source must be specified using one of the two, mutually exclusive, system properties:</text:p>
      <text:p text:style-name="P1"/>
      <text:list xml:id="list42633566" text:style-name="List_20_2">
        <text:list-item>
          <text:p text:style-name="P22"><text:span text:style-name="Code_20_char">jppf.config.plugin = class_name</text:span>, where <text:span text:style-name="T1">class_name</text:span> is the fully qualified name of a class implementing the interface <text:a xlink:type="simple" xlink:href="http://www.jppf.org/api-2.0/index.html?org/jppf/utils/JPPFConfiguration.ConfigurationSource.html">JPPFConfiguration.ConfigurationSource</text:a>, enabling a configuration source from any origin, such as a URL, a distributed file system, a remote storage facility, a database, etc.</text:p>
        </text:list-item>
        <text:list-item>
          <text:p text:style-name="P22"><text:span text:style-name="Code_20_char">jppf.config = path</text:span>, where <text:span text:style-name="T1">path</text:span> is the location of the configuration file, either on the file system, or relative to the JVM's classpath root. If this system property is not specified, JPPF will look for a default file named "jppf.properties" in the current directory or in the classpath root.</text:p>
        </text:list-item>
      </text:list>
      <text:p text:style-name="P1"/>
      <text:p text:style-name="P1">Example use:</text:p>
      <text:p text:style-name="P1"/>
      <text:p text:style-name="Code_20_block">java <text:span text:style-name="T3">-Djppf.config.plugin=my.own.Configuration</text:span> ...</text:p>
      <text:p text:style-name="P1"/>
      <text:p text:style-name="P1">or </text:p>
      <text:p text:style-name="P1"/>
      <text:p text:style-name="Code_20_block">java <text:span text:style-name="T3">-Djppf.config=my/folder/myFile.properties</text:span> ...</text:p>
      <text:p text:style-name="Standard"/>
      <text:p text:style-name="Standard">The configuration file lookup mechanism is as follows:</text:p>
      <text:p text:style-name="Standard"/>
      <text:list xml:id="list42654709" text:style-name="Numbering_20_1">
        <text:list-item>
          <text:p text:style-name="P25">if <text:span text:style-name="Code_20_char">jppf.plugin.config</text:span> is specified</text:p>
          <text:p text:style-name="P25">a) instantiate an object of the specified class name and read the properties via the stream provided by this object's <text:span text:style-name="Code_20_char">getPropertyStream()</text:span> method.<text:line-break/>b) if, for any reason, the stream cannot be obtained or reading the properties from it fails, go to 3.<text:line-break/></text:p>
        </text:list-item>
        <text:list-item>
          <text:p text:style-name="P25">else if <text:span text:style-name="Code_20_char">jppf.config</text:span> is specified</text:p>
          <text:list>
            <text:list-item>
              <text:p text:style-name="P25">look for the file in the file system</text:p>
            </text:list-item>
            <text:list-item>
              <text:p text:style-name="P25">if not found in the file system, look in the classpath</text:p>
            </text:list-item>
            <text:list-item>
              <text:p text:style-name="P25">if not found in the classpath use default configuration values<text:line-break/></text:p>
            </text:list-item>
          </text:list>
        </text:list-item>
        <text:list-item>
          <text:p text:style-name="P25">if <text:span text:style-name="Code_20_char">jppf.config</text:span> is not specified</text:p>
          <text:list>
            <text:list-item>
              <text:p text:style-name="P25">use default file "<text:span text:style-name="Code_20_char">jppf.properties</text:span>"</text:p>
            </text:list-item>
            <text:list-item>
              <text:p text:style-name="P25">look for "jppf.properties" in the file system</text:p>
            </text:list-item>
            <text:list-item>
              <text:p text:style-name="P25">if not found in the file system, look for it in the classpath</text:p>
            </text:list-item>
            <text:list-item>
              <text:p text:style-name="P25">if not found in the classpath use default configuration values</text:p>
            </text:list-item>
          </text:list>
        </text:list-item>
      </text:list>
      <text:p text:style-name="Standard"/>
      <text:p text:style-name="P1">A practical side effect of this mechanism is that it allows us to place a configuration file in the classpath, for instance packaged in a jar file, and override it if needed with an external file, since the the file system is always looked up first.</text:p>
      <text:list xml:id="list42655566" text:continue-list="list42676766" text:style-name="Outline">
        <text:list-item>
          <text:list>
            <text:list-item>
              <text:h text:style-name="P15" text:outline-level="2"><text:bookmark-start text:name="__RefHeading__27556164"/>Reminder: JPPF topology<text:bookmark-end text:name="__RefHeading__27556164"/></text:h>
            </text:list-item>
          </text:list>
        </text:list-item>
      </text:list>
      <text:p text:style-name="P1">Before reviewing the details of each configuration property, it is useful to have the big picture of what we are configuring exactly. In a few words, a JPPF grid is made of clients (instances of your applications), servers and nodes. An application submits jobs to a server, and a server distributes the tasks in each job to its attached nodes. The simplest configuration you can have would be as illustrated in this picture:</text:p>
      <text:p text:style-name="Standard"/>
      <text:p text:style-name="Standard"><draw:frame draw:style-name="fr1" draw:name="graphics1" text:anchor-type="as-char" svg:width="9.366cm" svg:height="3.149cm" draw:z-index="1"><draw:image xlink:href="Pictures/100002000000016200000077BCB572DA.gif" xlink:type="simple" xlink:show="embed" xlink:actuate="onLoad"/></draw:frame></text:p>
      <text:p text:style-name="Standard"/>
      <text:p text:style-name="P1">We can see here that we have a single client communicating with one server, to which a single node is attached. In practice, there will be many nodes attached to the server, and many clients will be able to communicate with the server concurrently. It is also possible to link servers together, forming a peer-to-peer network of JPPF servers, allowing servers to delegate a part of their workload to other servers.</text:p>
      <text:p text:style-name="P1">We could effectively build a much more complex JPPF network, such as the one in this picture:</text:p>
      <text:p text:style-name="P1"/>
      <text:p text:style-name="P1"><draw:frame draw:style-name="fr2" draw:name="graphics2" text:anchor-type="as-char" svg:width="19.001cm" svg:height="15.289cm" draw:z-index="0"><draw:image xlink:href="Pictures/100002000000034D000002A8173B8632.gif" xlink:type="simple" xlink:show="embed" xlink:actuate="onLoad"/></draw:frame></text:p>
      <text:p text:style-name="P1"/>
      <text:p text:style-name="P1">The role of the configuration will be essentially to determine where each component can find the others, and how their interactions will be processed.</text:p>
      <text:list xml:id="list42651284" text:continue-numbering="true" text:style-name="Outline">
        <text:list-item>
          <text:list>
            <text:list-item>
              <text:h text:style-name="P15" text:outline-level="2">Configuring a JPPF server</text:h>
              <text:list>
                <text:list-item>
                  <text:h text:style-name="Heading_20_3" text:outline-level="3">Basic network configuration</text:h>
                </text:list-item>
              </text:list>
            </text:list-item>
          </text:list>
        </text:list-item>
      </text:list>
      <text:p text:style-name="Standard">The server network communication mechanism uses TCP/IP. To do its basic work of receiving jobs and dispatching them for execution, one TCP port is required:</text:p>
      <text:p text:style-name="Standard"/>
      <text:p text:style-name="Standard">In the configuration file, this property would be defined as follows, with its default value:</text:p>
      <text:p text:style-name="Standard"/>
      <text:p text:style-name="Code_20_block"><text:s text:c="2"/><text:span text:style-name="T4"># JPPF server port</text:span></text:p>
      <text:p text:style-name="Code_20_block"><text:s text:c="2"/>jppf.server.port = 11111</text:p>
      <text:p text:style-name="Standard"/>
      <text:p text:style-name="P6">Note<text:span text:style-name="T11">s:</text:span></text:p>
      <text:list xml:id="list42675585" text:continue-list="list42647041" text:style-name="List_20_1">
        <text:list-item>
          <text:p text:style-name="P21">not defining this property is equivalent to assigning it its default value.</text:p>
        </text:list-item>
        <text:list-item>
          <text:p text:style-name="P26">dynamic port allocation: when the port number is set to 0, JPPF will dynamically allocate a valid port number. Note that this feature is mostly useful when server discovery is enabled.</text:p>
        </text:list-item>
      </text:list>
      <text:p text:style-name="Standard"/>
      <text:p text:style-name="P12"><text:span text:style-name="T9">Backward compatibility with JPPF v2.x</text:span><text:span text:style-name="T1">: To avoid too much disruption in applications configured for JPPF v2.x, JPPF will use the server port defined with the “old" property "</text:span><text:span text:style-name="T9">class</text:span><text:span text:style-name="T8">.server.port</text:span><text:span text:style-name="T1">” if “</text:span><text:span text:style-name="T8">jppf.server.port</text:span><text:span text:style-name="T1">” is not defined.</text:span></text:p>
      <text:list xml:id="list42669825" text:continue-list="list42651284" text:style-name="Outline">
        <text:list-item>
          <text:list>
            <text:list-item>
              <text:list>
                <text:list-item>
                  <text:h text:style-name="Heading_20_3" text:outline-level="3"><text:bookmark-start text:name="__RefHeading__28493022"/>Server discovery<text:bookmark-end text:name="__RefHeading__28493022"/></text:h>
                </text:list-item>
              </text:list>
            </text:list-item>
          </text:list>
        </text:list-item>
      </text:list>
      <text:p text:style-name="Standard">By default, JPPF nodes and clients are configured to automatically discover active servers on the network. This is made possible because, by default, a JPPF server will broadcast the required information (i.e. host address and port numbers) using the <text:a xlink:type="simple" xlink:href="http://en.wikipedia.org/wiki/Multicast">UDP multicast</text:a> mechanism. This mechanism itself is configurable, by sett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span text:style-name="T4"># UDP multicast group to which drivers broadcast their connection parameters</text:span><text:line-break/> <text:s/>jppf.discovery.group = 230.0.0.1<text:line-break/> <text:s/><text:span text:style-name="T4"># UDP multicast port to which drivers broadcast their connection parameters</text:span><text:line-break/> <text:s/>jppf.discovery.port = 11111<text:line-break/> <text:s/><text:span text:style-name="T4"># How long a driver should wait between 2 broadcasts, in milliseconds</text:span><text:line-break/> <text:s/>jppf.discovery.broadcast.interval = 1000</text:p>
      <text:p text:style-name="Code_20_block"><text:s text:c="2"/></text:p>
      <text:p text:style-name="Code_20_block"><text:s text:c="2"/><text:span text:style-name="T4"># IPv4 address inclusion patterns</text:span></text:p>
      <text:p text:style-name="Code_20_block"><text:s text:c="2"/>jppf.discovery.broadcast.include.ipv4 = </text:p>
      <text:p text:style-name="Code_20_block"><text:s text:c="2"/><text:span text:style-name="T4"># IPv4 address exclusion patterns</text:span></text:p>
      <text:p text:style-name="Code_20_block"><text:s text:c="2"/>jppf.discovery.broadcast.exclude.ipv4 = </text:p>
      <text:p text:style-name="Code_20_block"><text:s text:c="2"/><text:span text:style-name="T4"># IPv6 address inclusion patterns</text:span></text:p>
      <text:p text:style-name="Code_20_block"><text:s text:c="2"/>jppf.discovery.broadcast.include.ipv6 = </text:p>
      <text:p text:style-name="Code_20_block"><text:s text:c="2"/><text:span text:style-name="T4"># IPv6 address exclusion patterns</text:span></text:p>
      <text:p text:style-name="Code_20_block"><text:s text:c="2"/>jppf.discovery.broadcast.exclude.ipv6 = </text:p>
      <text:p text:style-name="Standard"/>
      <text:p text:style-name="P1">The values indicated above are the default values. Note that, given the nature of the UDP protocol, the broadcast data is transient, and has to be re-sent at regular intervals to allow new nodes or clients to find the information. The broadcast interval property allows some control over the level of network traffic ("chattyness") thus generated.</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 This allows restricting the network interfaces on which to broadcast the server information: the server will only broadcast from the host's addresses that are included and not excluded.</text:p>
      <text:list xml:id="list42656350" text:continue-numbering="true" text:style-name="Outline">
        <text:list-item>
          <text:list>
            <text:list-item>
              <text:list>
                <text:list-item>
                  <text:h text:style-name="Heading_20_3" text:outline-level="3">Connecting to other servers</text:h>
                </text:list-item>
              </text:list>
            </text:list-item>
          </text:list>
        </text:list-item>
      </text:list>
      <text:p text:style-name="P1">We have seen in section <text:bookmark-ref text:reference-format="number-all-superior" text:ref-name="__RefHeading__27556164">5.2</text:bookmark-ref> that servers can connect to each other, up to a full-fledged peer-to-peer topology. When a server A connects to another server B, A will act as a node attached to B (from B's perspective). Based on this, there are 4 possible kinds of connectivity between 2 servers:</text:p>
      <text:p text:style-name="Standard"/>
      <text:list xml:id="list42653862" text:continue-list="list42675585" text:style-name="List_20_1">
        <text:list-item>
          <text:p text:style-name="P20">A and B are not connected at all</text:p>
        </text:list-item>
        <text:list-item>
          <text:p text:style-name="P20">A is connected to B (i.e. A acts as a node attached to B)</text:p>
        </text:list-item>
        <text:list-item>
          <text:p text:style-name="P20">B is connected to A (i.e. B acts as a node attached to A)</text:p>
        </text:list-item>
        <text:list-item>
          <text:p text:style-name="P20">A and B are connected to each other</text:p>
        </text:list-item>
      </text:list>
      <text:p text:style-name="Standard"/>
      <text:p text:style-name="Standard"/>
      <text:p text:style-name="P13">There are 2 ways to define a connection from a server to other servers on the network:</text:p>
      <text:p text:style-name="Standard"/>
      <text:p text:style-name="P3">Using automatic discovery</text:p>
      <text:p text:style-name="Standard"/>
      <text:p text:style-name="Standard">In this scenario, we must enable the discovery of peer servers:</text:p>
      <text:p text:style-name="Standard"/>
      <text:p text:style-name="Code_20_block"><text:s text:c="2"/><text:span text:style-name="T4"># Enable or disable auto-discovery of other peer servers (defaults to false)</text:span></text:p>
      <text:p text:style-name="Code_20_block"><text:s text:c="2"/>jppf.peer.discovery.enabled = true</text:p>
      <text:p text:style-name="Standard"/>
      <text:p text:style-name="P1">For this to work, the server broadcast must be enabled on the peer server(s), and the properties defined in the previous section <text:bookmark-ref text:reference-format="number-all-superior" text:ref-name="__RefHeading__28493022">5.3.2</text:bookmark-ref> will be used, hence they must be set to the same values on the other server(s). A server can discover other servers without having to broadcast its own connection information (i.e. without being "discoverable").</text:p>
      <text:p text:style-name="P1"/>
      <text:p text:style-name="P1">Please note that the default value for the above property is "false". Setting the default to "true" would imply that each server would connect to all other servers accessible on the network, with a high risk of unwanted side effects.</text:p>
      <text:p text:style-name="Standard"/>
      <text:p text:style-name="P3">Manual connection to peer servers</text:p>
      <text:p text:style-name="Standard"/>
      <text:p text:style-name="Standard">This will be best illustrated with an example configuration:</text:p>
      <text:p text:style-name="Standard"/>
      <text:p text:style-name="Code_20_block"><text:s text:c="2"/><text:span text:style-name="T4"># define a space-separated list of peers to connect to</text:span><text:line-break/> <text:s/>jppf.peers = server_1 server_2<text:line-break/> <text:s/></text:p>
      <text:p text:style-name="Code_20_block"><text:s text:c="2"/><text:span text:style-name="T4"># connection to server_1</text:span></text:p>
      <text:p text:style-name="Code_20_block"><text:s text:c="2"/>jppf.peer.server_1.server.host = host_1<text:line-break/> <text:s/>jppf.peer.server_1.server.port = 11111<text:line-break/> <text:s/><text:span text:style-name="T4"># connection to server_2</text:span></text:p>
      <text:p text:style-name="Code_20_block"><text:s text:c="2"/>jppf.peer.server_2.server.host = host_2<text:line-break/> <text:s/>jppf.peer.server_2.server.port = 11111</text:p>
      <text:p text:style-name="Standard"/>
      <text:p text:style-name="P1">To connect to each peer, we must define its IP address or host name as well as a port number. Please note that the value we have defined for "<text:span text:style-name="Code_20_char">jppf.peer.server_1.server.port</text:span>" must be the same as the one defined for "<text:span text:style-name="Code_20_char">jppf.server.port</text:span>" in server_1's configuration, and the value for "<text:span text:style-name="Code_20_char">jppf.peer.server_1.server.port</text:span>" must be equal to that of "<text:span text:style-name="Code_20_char">jppf.server.port</text:span>" in server_1's configuration.</text:p>
      <text:p text:style-name="P1"/>
      <text:p text:style-name="P12"><text:span text:style-name="T9">Backward compatibility with JPPF v2.x</text:span><text:span text:style-name="T1">: To avoid too much disruption in applications configured for JPPF v2.x, JPPF will use the server port defined with the "old" property "</text:span><text:span text:style-name="T8">driver-1.</text:span><text:span text:style-name="T9">class</text:span><text:span text:style-name="T8">.server.port</text:span><text:span text:style-name="T1">" if "</text:span><text:span text:style-name="T8">driver-1.jppf.server.port</text:span><text:span text:style-name="T1">" is not defined..</text:span></text:p>
      <text:p text:style-name="Standard"/>
      <text:p text:style-name="P3">Using manual configuration and server discovery together</text:p>
      <text:p text:style-name="Standard"/>
      <text:p text:style-name="P1">It is possible to use the manual configuration simultaneously with the discovery, by adding a special driver name, “jppf_discovery”, to the list of manually configured peers:</text:p>
      <text:p text:style-name="Standard"/>
      <text:p text:style-name="Code_20_block"><text:s text:c="2"/><text:span text:style-name="T4"># enable auto-discovery of other peer servers</text:span></text:p>
      <text:p text:style-name="Code_20_block"><text:s text:c="2"/>jppf.peer.discovery.enabled = true</text:p>
      <text:p text:style-name="Code_20_block"><text:s text:c="2"/><text:span text:style-name="T4"># specifiy both discovery and manually configured drivers</text:span></text:p>
      <text:p text:style-name="Code_20_block"><text:s text:c="2"/>jppf.peerss = <text:span text:style-name="T2">jppf_discovery</text:span> server_1</text:p>
      <text:p text:style-name="Code_20_block"><text:s text:c="2"/><text:span text:style-name="T4"># connection to server_1</text:span></text:p>
      <text:p text:style-name="Code_20_block"><text:span text:style-name="T10"><text:s text:c="2"/>jppf.peer.server_1.server.host = host_1</text:span><text:span text:style-name="T4"><text:line-break/></text:span><text:span text:style-name="T10"> <text:s/>jppf.peer.server_1.server.port = 11111</text:span></text:p>
      <text:list xml:id="list42654949" text:continue-list="list42656350"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42666583" text:continue-numbering="true" text:style-name="Outline">
        <text:list-item>
          <text:list>
            <text:list-item>
              <text:list>
                <text:list-item>
                  <text:h text:style-name="Heading_20_3" text:outline-level="3"><text:bookmark-start text:name="__RefHeading__24126338"/>JMX management configuration<text:bookmark-end text:name="__RefHeading__24126338"/></text:h>
                </text:list-item>
              </text:list>
            </text:list-item>
          </text:list>
        </text:list-item>
      </text:list>
      <text:p text:style-name="P1">JPPF uses JMX to provide remote management capabilities for the servers, and uses the default JMXMP connector for communication.</text:p>
      <text:p text:style-name="P1"><text:soft-page-break/></text:p>
      <text:p text:style-name="P1">The management features are enabled by default; this behavior can be changed by setting the following property:</text:p>
      <text:p text:style-name="P1"/>
      <text:p text:style-name="Code_20_block"><text:s text:c="2"/><text:span text:style-name="T4"># Enable or disable management of this server</text:span></text:p>
      <text:p text:style-name="Code_20_block"><text:s text:c="2"/>jppf.management.enabled = true</text:p>
      <text:p text:style-name="P1"/>
      <text:p text:style-name="P1">When management is enabled, the following properties must be defined:</text:p>
      <text:p text:style-name="P1"/>
      <text:p text:style-name="P9"><text:s text:c="2"/># JMX management host IP address. If not specified (recommended), the first non-local</text:p>
      <text:p text:style-name="P9"><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Let's see in more details the usage of each of these properties:</text:p>
      <text:p text:style-name="P1"/>
      <text:list xml:id="list42648863" text:continue-list="list42653862" text:style-name="List_20_1">
        <text:list-item>
          <text:p text:style-name="P23"><text:span text:style-name="T3">jppf.management.host</text:span>: defines the host name or IP address for the remote management and monitoring of the servers and nodes. It represents the host where an RMI registry is running. When this property is not defined explicitely, JPPF will automatically fetch the first non-local IP address (meaning not the loopback address) it can find on the current host. If none is found, ''localhost'' will be used. This provides a way to use an identical configuration for all the servers on a network.</text:p>
        </text:list-item>
        <text:list-item>
          <text:p text:style-name="P23">j<text:span text:style-name="T3">ppf.management.port</text:span>: defines the port number for connecting to the remote Mbean server. The default value for this property is '''11198'''. If 2 nodes, 2 drivers or a driver and a node run on the same host, they must have a different value for this property.</text:p>
        </text:list-item>
      </text:list>
      <text:p text:style-name="P1"/>
      <text:p text:style-name="P12">Note: <text:span text:style-name="T1">if a management port is already in use by another JPPF component or application, JPPF will automatically increment it, until it finds an available port number. This means <text:s/>that you can in fact leave the port numbers to their default values (or not specify them at all), as JPPF will automatically ensure that valid unique port numbers are used.</text:span></text:p>
      <text:list xml:id="list42677854" text:continue-list="list42666583" text:style-name="Outline">
        <text:list-item>
          <text:list>
            <text:list-item>
              <text:list>
                <text:list-item>
                  <text:h text:style-name="Heading_20_3" text:outline-level="3"><text:bookmark-start text:name="__RefHeading__2517_1194201496"/>Load-balancing<text:bookmark-end text:name="__RefHeading__2517_1194201496"/></text:h>
                </text:list-item>
              </text:list>
            </text:list-item>
          </text:list>
        </text:list-item>
      </text:list>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text:p>
      <text:p text:style-name="P1"/>
      <text:p text:style-name="P1">The algorithm to use is configured with the following property:</text:p>
      <text:p text:style-name="P1"/>
      <text:p text:style-name="Code_20_block"><text:s text:c="2"/>jppf.load.balancing.algorithm = &lt;algorithm_name&gt;</text:p>
      <text:p text:style-name="P1"/>
      <text:p text:style-name="P1">The algorithm name can be one of those prefefined in JPPF, or a user-defined one. We will see how to define a custom alogrithm in <text:span text:style-name="T2">Chapter 6 Extending JPPF</text:span> of this manual. JPPF now has 4 predefined load-balancing algorithms to compute the distribution of tasks to the nodes, each with its own configuration parameters. These algorithms are:</text:p>
      <text:p text:style-name="P1"/>
      <text:list xml:id="list42663190" text:continue-list="list42648863" text:style-name="List_20_1">
        <text:list-item>
          <text:p text:style-name="P23">“manual” : each bundle has a fixed number of tasks, meaning that each will receive at most this number of tasks</text:p>
        </text:list-item>
        <text:list-item>
          <text:p text:style-name="P23">“autotuned” : adaptive heuristic algorithm based on the <text:a xlink:type="simple" xlink:href="http://en.wikipedia.org/wiki/Monte_Carlo_method">Monte Carlo</text:a> algorithm</text:p>
        </text:list-item>
        <text:list-item>
          <text:p text:style-name="P23">“proportional” : an adaptive deterministic algorithm based on the contribution of each node to the overall mean task execution time</text:p>
        </text:list-item>
        <text:list-item>
          <text:p text:style-name="P23">“rl” : adaptive algorithm based on an artificial intelligence technique called “<text:a xlink:type="simple" xlink:href="http://en.wikipedia.org/wiki/Reinforcement_learning">reinforcement learning</text:a>”</text:p>
        </text:list-item>
        <text:list-item>
          <text:p text:style-name="P23">“nodethreads” : each bundle will have at most n * m tasks, where <text:span text:style-name="T1">n</text:span> is the number of threads in the node to which the bundle is sent is sent, and <text:span text:style-name="T1">m</text:span> is a user-defined parameter</text:p>
        </text:list-item>
      </text:list>
      <text:p text:style-name="P1"/>
      <text:p text:style-name="P1">The predefined possible values for the property <text:span text:style-name="Code_20_char">jppf.load.balancing.algorithm</text:span> are thus: <text:span text:style-name="Code_20_char">manual</text:span>, <text:span text:style-name="Code_20_char">autotuned</text:span>, <text:span text:style-name="Code_20_char">proportional</text:span>, <text:s/><text:span text:style-name="Code_20_char">rl</text:span> and <text:span text:style-name="Code_20_char">nodethreads</text:span>. If not specified, the algorithm defaults to <text:span text:style-name="Code_20_char">manual</text:span>. For example:</text:p>
      <text:p text:style-name="P1"/>
      <text:p text:style-name="Code_20_block"><text:s text:c="2"/>jppf.load.balancing.algorithm = proportional</text:p>
      <text:p text:style-name="P1"/>
      <text:p text:style-name="P1">In addition to the pre-defined algorithms, it is possible to define your own, as described in section <text:span text:style-name="T2">Extending and Customizing JPPF &gt; Creating a custom load-balancer</text:span>.</text:p>
      <text:p text:style-name="P1"/>
      <text:p text:style-name="P1">Each algorithm uses its own set of parameters, which define together a <text:span text:style-name="T1">strategy</text:span> for the algorithm, It is also called a performance profile or simply profile, and we will use these terms interchangeably. A strategy has a name that serves to identify a group of parameters and their values, using the following pattern:</text:p>
      <text:p text:style-name="P1"/>
      <text:p text:style-name="Code_20_block"><text:soft-page-break/><text:s text:c="2"/>jppf.load.balancing.strategy = &lt;profile_name&gt;</text:p>
      <text:p text:style-name="Code_20_block"><text:s text:c="2"/></text:p>
      <text:p text:style-name="Code_20_block"><text:s text:c="2"/>strategy.&lt;profile_name&gt;.&lt;parameter_1&gt; = &lt;value_1&gt;</text:p>
      <text:p text:style-name="Code_20_block"><text:s text:c="2"/>...</text:p>
      <text:p text:style-name="Code_20_block"><text:s text:c="2"/>strategy.&lt;profile_name&gt;.&lt;parameter_n&gt; = &lt;value_n&gt;</text:p>
      <text:p text:style-name="P1"/>
      <text:p text:style-name="P1">Using this, you can define multiple profiles and easily switch from one to the other, by simple changing the value of <text:span text:style-name="Code_20_char">jppf.load.balancing.strategy</text:span>. It is also possible to mix, in a single profile, the parameters for multiple algorithms, however it is not recommended, as there may be name collisions.</text:p>
      <text:p text:style-name="P1"/>
      <text:p text:style-name="P1">To illustrate this, we will give a sample profile for each of the predefined algorithms:</text:p>
      <text:p text:style-name="P1"/>
      <text:p text:style-name="P4">“manual” algorithm</text:p>
      <text:p text:style-name="P1"/>
      <text:p text:style-name="Code_20_block"><text:s text:c="2"/><text:span text:style-name="T4"># algorithm name</text:span><text:line-break/> <text:s/>jppf.load.balancing.algorithm = manual<text:line-break/> <text:s/><text:line-break/> <text:s/><text:span text:style-name="T4"># name of the set of parameter values or profile for the algorithm</text:span><text:line-break/> <text:s/>jppf.load.balancing.<text:span text:style-name="T15">profile</text:span> = manual_profile<text:line-break/> <text:s/><text:line-break/> <text:s/><text:span text:style-name="T4"># "manual" profile</text:span><text:line-break/> <text:s/>strategy.manual_profile.size = 1</text:p>
      <text:p text:style-name="P7"/>
      <text:p text:style-name="P5">“autotuned” algorithm</text:p>
      <text:p text:style-name="P7"/>
      <text:p text:style-name="Code_20_block"><text:s text:c="2"/><text:span text:style-name="T4"># algorithm name</text:span></text:p>
      <text:p text:style-name="Code_20_block"><text:s text:c="2"/>jppf.load.balancing.algorithm = autotuned</text:p>
      <text:p text:style-name="Code_20_block"><text:s text:c="2"/></text:p>
      <text:p text:style-name="Code_20_block"><text:s text:c="2"/><text:span text:style-name="T4"># name of the set of parameter values or profile for the algorithm</text:span></text:p>
      <text:p text:style-name="Code_20_block"><text:s text:c="2"/>jppf.load.balancing.<text:span text:style-name="T15">profile</text:span> = autotuned_profile</text:p>
      <text:p text:style-name="Code_20_block"><text:s text:c="2"/></text:p>
      <text:p text:style-name="Code_20_block"><text:s text:c="2"/><text:span text:style-name="T4"># "autotuned" profile</text:span></text:p>
      <text:p text:style-name="P17"><text:s text:c="2"/>jppf.load.balancing.<text:span text:style-name="T15">profile</text:span>.autotuned_profile.size = 5</text:p>
      <text:p text:style-name="P17"><text:s text:c="2"/>jppf.load.balancing.<text:span text:style-name="T15">profile</text:span>.autotuned_profile.minSamplesToAnalyse = 100</text:p>
      <text:p text:style-name="P17"><text:s text:c="2"/>jppf.load.balancing.<text:span text:style-name="T15">profile</text:span>.autotuned_profile.minSamplesToCheckConvergence = 50</text:p>
      <text:p text:style-name="P17"><text:s text:c="2"/>jppf.load.balancing.<text:span text:style-name="T15">profile</text:span>.autotuned_profile.maxDeviation = 0.2</text:p>
      <text:p text:style-name="P17"><text:s text:c="2"/>jppf.load.balancing.<text:span text:style-name="T15">profile</text:span>.autotuned_profile.maxGuessToStable = 50</text:p>
      <text:p text:style-name="P17"><text:s text:c="2"/>jppf.load.balancing.<text:span text:style-name="T15">profile</text:span>.autotuned_profile.sizeRatioDeviation = 1.5</text:p>
      <text:p text:style-name="P17"><text:s text:c="2"/>jppf.load.balancing.<text:span text:style-name="T15">profile</text:span>.autotuned_profile.decreaseRatio = 0.2</text:p>
      <text:p text:style-name="P5"/>
      <text:p text:style-name="P5">“proportional” algorithm</text:p>
      <text:p text:style-name="P7"/>
      <text:p text:style-name="Code_20_block"><text:s text:c="2"/><text:span text:style-name="T4"># algorithm name</text:span></text:p>
      <text:p text:style-name="Code_20_block"><text:s text:c="2"/>jppf.load.balancing.algorithm = proportional</text:p>
      <text:p text:style-name="Code_20_block"><text:s text:c="2"/></text:p>
      <text:p text:style-name="Code_20_block"><text:s text:c="2"/><text:span text:style-name="T4"># name of the set of parameter values or profile for the algorithm</text:span></text:p>
      <text:p text:style-name="Code_20_block"><text:s text:c="2"/>jppf.load.balancing.<text:span text:style-name="T15">profile</text:span> = proportional_profile</text:p>
      <text:p text:style-name="Code_20_block"><text:s text:c="2"/></text:p>
      <text:p text:style-name="Code_20_block"><text:s text:c="2"/><text:span text:style-name="T4"># "proportional" profile</text:span></text:p>
      <text:p text:style-name="P17"><text:s text:c="2"/>jppf.load.balancing.<text:span text:style-name="T15">profile</text:span>.proportional_profile.initialSize = 5</text:p>
      <text:p text:style-name="P17"><text:s text:c="2"/>jppf.load.balancing.<text:span text:style-name="T15">profile</text:span>.proportional_profile.performanceCacheSize = 1000</text:p>
      <text:p text:style-name="P17"><text:s text:c="2"/>jppf.load.balancing.<text:span text:style-name="T15">profile</text:span>.proportional_profile.proportionalityFactor = 1</text:p>
      <text:p text:style-name="P5"/>
      <text:p text:style-name="P5">“rl” algorithm</text:p>
      <text:p text:style-name="P7"/>
      <text:p text:style-name="Code_20_block"><text:s text:c="2"/><text:span text:style-name="T4"># algorithm name</text:span></text:p>
      <text:p text:style-name="Code_20_block"><text:s text:c="2"/>jppf.load.balancing.algorithm = rl</text:p>
      <text:p text:style-name="Code_20_block"><text:s text:c="2"/></text:p>
      <text:p text:style-name="Code_20_block"><text:s text:c="2"/><text:span text:style-name="T4"># name of the set of parameter values or profile for the algorithm</text:span></text:p>
      <text:p text:style-name="Code_20_block"><text:s text:c="2"/>jppf.load.balancing.<text:span text:style-name="T15">profile</text:span> = rl_profile</text:p>
      <text:p text:style-name="Code_20_block"><text:s text:c="2"/></text:p>
      <text:p text:style-name="Code_20_block"><text:s text:c="2"/><text:span text:style-name="T4"># "rl" profile</text:span></text:p>
      <text:p text:style-name="P17"><text:s text:c="2"/>jppf.load.balancing.<text:span text:style-name="T15">profile</text:span>.rl_profile.performanceCacheSize = 3000</text:p>
      <text:p text:style-name="P17"><text:s text:c="2"/>jppf.load.balancing.<text:span text:style-name="T15">profile</text:span>.rl_profile.performanceVariationThreshold = 0.001</text:p>
      <text:p text:style-name="Standard"/>
      <text:p text:style-name="P4"/>
      <text:p text:style-name="P14">“nodethreads” algorithm</text:p>
      <text:p text:style-name="P1"/>
      <text:p text:style-name="Code_20_block"><text:s text:c="2"/><text:span text:style-name="T4"># algorithm name</text:span><text:line-break/> <text:s/>jppf.load.balancing.algorithm = nodethreads<text:line-break/> <text:s/><text:line-break/> <text:s/><text:span text:style-name="T4"># name of the set of parameter values or profile for the algorithm</text:span></text:p>
      <text:p text:style-name="Code_20_block"><text:s text:c="2"/>jppf.load.balancing.<text:span text:style-name="T15">profile</text:span> = nodethreads_profile</text:p>
      <text:p text:style-name="Code_20_block"><text:s text:c="2"/></text:p>
      <text:p text:style-name="Code_20_block"><text:s text:c="2"/><text:span text:style-name="T4"># means that multiplicator * nbThreads tasks will be sent to each node</text:span></text:p>
      <text:p text:style-name="P17"><text:s text:c="2"/>jppf.load.balancing.<text:span text:style-name="T15">profile</text:span>.nodethreads_profile.multiplicator = 1</text:p>
      <text:list xml:id="list42671125" text:continue-list="list42677854" text:style-name="Outline">
        <text:list-item>
          <text:list>
            <text:list-item>
              <text:list>
                <text:list-item>
                  <text:h text:style-name="Heading_20_3" text:outline-level="3"><text:bookmark-start text:name="__RefHeading__27593401"/>Server process configuration<text:bookmark-end text:name="__RefHeading__27593401"/></text:h>
                </text:list-item>
              </text:list>
            </text:list-item>
          </text:list>
        </text:list-item>
      </text:list>
      <text:p text:style-name="P1">A JPPF server is in fact made of two processes: a “controller” process and a “server” process. The controller launches the server as a separate process and watches its exit code. If the exit code has a pre-defined value of 2, then it will restart the server process, otherwise it will simply terminate. This mechanism allows the remote (eventually delayed) restart of a server using the management APIs or the management console. It is also made such that, if any of the two processes dies unexpectedly, then the other process will die as well, leaving no lingering Java process in the OS.</text:p>
      <text:p text:style-name="Standard"/>
      <text:p text:style-name="Standard">The server process inherits the following parameters from the controller process:</text:p>
      <text:p text:style-name="Standard"/>
      <text:list xml:id="list42655318" text:continue-list="list42663190" text:style-name="List_20_1">
        <text:list-item>
          <text:p text:style-name="P20">location of jppf configuration (<text:span text:style-name="Code_20_char">-Djppf.config</text:span> or <text:span text:style-name="Code_20_char">-Djppf.config.plugin</text:span>)</text:p>
        </text:list-item>
        <text:list-item>
          <text:p text:style-name="P20">current directory</text:p>
        </text:list-item>
        <text:list-item>
          <text:p text:style-name="P20">environment variables</text:p>
        </text:list-item>
        <text:list-item>
          <text:p text:style-name="P20">Java class path</text:p>
        </text:list-item>
      </text:list>
      <text:p text:style-name="Standard"/>
      <text:p text:style-name="Standard">It is possible to specify additional JVM parameters for the server process, using the configuration property jppf.jvm.options, as in this example:</text:p>
      <text:p text:style-name="Standard"/>
      <text:p text:style-name="Code_20_block"><text:s text:c="2"/>jppf.jvm.options = -Xms64m -Xmx512m</text:p>
      <text:p text:style-name="Standard"/>
      <text:p text:style-name="Standard">Here is another example with remote debugging options:</text:p>
      <text:p text:style-name="Standard"/>
      <text:p text:style-name="Code_20_block"><text:s text:c="2"/>jppf.jvm.options = -Xmx512m -server \<text:line-break/> <text:s text:c="3"/>-Xrunjdwp:transport=dt_socket,address=localhost:8000,server=y,suspend=n</text:p>
      <text:p text:style-name="Standard"/>
      <text:p text:style-name="Standard">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 \</text:p>
      <text:p text:style-name="Code_20_block"><text:s text:c="5"/>-classpath lib/external/externalJar.jar</text:p>
      <text:list xml:id="list42667983" text:continue-list="list42671125" text:style-name="Outline">
        <text:list-item>
          <text:list>
            <text:list-item>
              <text:list>
                <text:list-item>
                  <text:h text:style-name="Heading_20_3" text:outline-level="3">Configuring a local node</text:h>
                </text:list-item>
              </text:list>
            </text:list-item>
          </text:list>
        </text:list-item>
      </text:list>
      <text:p text:style-name="P1">Each JPPF driver is able to run a single node in its own JVM, called ”local node”. The main advantage is that the communication between server and node is much faster, since the network overhead is removed. This is particularly useful if you intend to create a pure P2P topology, where all servers communicate with each other and only one node is attached to each server.</text:p>
      <text:p text:style-name="P1"/>
      <text:p text:style-name="P1">To enable a local node in the driver, use the following configuration propoerty, which defaults to “false”:</text:p>
      <text:p text:style-name="P1"/>
      <text:p text:style-name="Code_20_block"><text:s text:c="2"/>jppf.local.node.enabled = true</text:p>
      <text:p text:style-name="P1"/>
      <text:p text:style-name="P1">Please note:</text:p>
      <text:p text:style-name="P1"/>
      <text:list xml:id="list42651879" text:continue-list="list42655318" text:style-name="List_20_1">
        <text:list-item>
          <text:p text:style-name="P23">the local node can be configured using the same properties as described in the <text:a xlink:type="simple" xlink:href="#1.4.Node configuration|outline">Node Configuration</text:a> section, except for the network-related properties, since no network is involved between driver and local node</text:p>
        </text:list-item>
        <text:list-item>
          <text:p text:style-name="P23">for the same reason, the SSL configuration does not apply to a local node</text:p>
        </text:list-item>
      </text:list>
      <text:list xml:id="list42668679" text:continue-list="list42667983" text:style-name="Outline">
        <text:list-item>
          <text:list>
            <text:list-item>
              <text:list>
                <text:list-item>
                  <text:h text:style-name="Heading_20_3" text:outline-level="3">Recovery from hardware failures of nodes</text:h>
                </text:list-item>
              </text:list>
            </text:list-item>
          </text:list>
        </text:list-item>
      </text:list>
      <text:p text:style-name="P1">Network disconnections due to hardware failures are notoriously difficult to detect, let alone recover from. JPPF implements a configurable mechanism that enables detecting such failures, and recover from them, in a reasonable time frame. This mechanism works as follows:</text:p>
      <text:p text:style-name="P1"/>
      <text:list xml:id="list42654712" text:style-name="L1">
        <text:list-item>
          <text:p text:style-name="P24">the node establishes a specific connection to the server, dedicated to failure detection</text:p>
        </text:list-item>
        <text:list-item>
          <text:p text:style-name="P24">at connection time, a handshake protocol takes place, where the node communicates a unique id (UUID) to the server, that can be correlated to other connections for this node (i.e. job server and distributed class loader)</text:p>
        </text:list-item>
        <text:list-item>
          <text:p text:style-name="P24"><text:soft-page-break/>at regular intervals (heartbeats), the server will send a very short message to the node, which it expects the node to acknowledge by sending a short response of its own</text:p>
        </text:list-item>
        <text:list-item>
          <text:p text:style-name="P24">if the node's response is not received in a specified time frame, and this, a specified number of times in a row, the server will consider the connection to the node broken, will close it cleanly, close the associated connections, and handle the recovery, such as requeing tasks that were being executed by the node for execution on another node</text:p>
        </text:list-item>
      </text:list>
      <text:p text:style-name="P1"/>
      <text:p text:style-name="P1">In practice, the polling of the nodes is performed by a “reaper” object that will handle the querying of the nodes, using a pool of dedicated threads rather than one thread per node. This enables a higher scalability with a large number of nodes.</text:p>
      <text:p text:style-name="P1">The ability to specify multiple attempts at getting a response from the node is useful to handle situations where the network is slow, or when the node or server is busy with a high CPU utilization level.On the server side, the parameters of this mechanism are configurable via the following properties:</text:p>
      <text:p text:style-name="P1"/>
      <text:p text:style-name="P9"><text:s text:c="2"/># Enable recovery from hardware failures on the nodes.</text:p>
      <text:p text:style-name="P9"><text:s text:c="2"/># Default value is false (disabled).</text:p>
      <text:p text:style-name="Code_20_block"><text:span text:style-name="T4"><text:s text:c="2"/></text:span>jppf.recovery.enabled = false</text:p>
      <text:p text:style-name="P9"><text:s text:c="2"/># Maximum number of attempts to get a response form the node before the</text:p>
      <text:p text:style-name="P9"><text:s text:c="2"/># connection is considered broken. Default value is 3.</text:p>
      <text:p text:style-name="Code_20_block"><text:span text:style-name="T4"><text:s text:c="2"/></text:span>jppf.recovery.max.retries = 3</text:p>
      <text:p text:style-name="P9"><text:s text:c="2"/># Maximum time in milliseconds allowed for each attempt to get a response</text:p>
      <text:p text:style-name="P9"><text:s text:c="2"/># from the node. Default value is 6000 (6 seconds).</text:p>
      <text:p text:style-name="Code_20_block"><text:span text:style-name="T4"><text:s text:c="2"/></text:span>jppf.recovery.read.timeout = 3000</text:p>
      <text:p text:style-name="P9"><text:s text:c="2"/># Dedicated port number for the detection of node failure.</text:p>
      <text:p text:style-name="P9"><text:s text:c="2"/># Default value is 22222.</text:p>
      <text:p text:style-name="Code_20_block"><text:s text:c="2"/>jppf.recovery.server.port = 22222</text:p>
      <text:p text:style-name="P9"><text:s text:c="2"/># Interval in milliseconds between two runs of the connection reaper.</text:p>
      <text:p text:style-name="P9"><text:s text:c="2"/># Default value is 60000 (1 minute).</text:p>
      <text:p text:style-name="Code_20_block"><text:span text:style-name="T4"><text:s text:c="2"/></text:span>jppf.recovery.reaper.run.interval = 60000</text:p>
      <text:p text:style-name="P9"><text:s text:c="2"/># Number of threads allocated to the reaper.</text:p>
      <text:p text:style-name="P9"><text:s text:c="2"/># Default value is the number of available CPUs.</text:p>
      <text:p text:style-name="Code_20_block"><text:span text:style-name="T4"><text:s text:c="2"/></text:span>jppf.recovery.reaper.pool.size = 8</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42659485" text:continue-list="list42668679" text:style-name="Outline">
        <text:list-item>
          <text:list>
            <text:list-item>
              <text:list>
                <text:list-item>
                  <text:h text:style-name="Heading_20_3" text:outline-level="3">Parallel I/O</text:h>
                </text:list-item>
              </text:list>
            </text:list-item>
          </text:list>
        </text:list-item>
      </text:list>
      <text:p text:style-name="P1">The JPPF driver uses 2 pools of threads to perform network I/O with the nodes in parallel. One pool is dedicated to sending and receiving job data, the other is dedicated to the distributed class loader. There is a single configuration property that specifies the size of each of these pools:</text:p>
      <text:p text:style-name="P1"/>
      <text:p text:style-name="Code_20_block"><text:s text:c="2"/>transition.thread.pool.size = &lt;number_of_io_threads&gt;</text:p>
      <text:p text:style-name="P1"/>
      <text:p text:style-name="P1">When left unspecified, this property will take a default value equal to the number of processors available to the JVM (equivalent to <text:span text:style-name="Code_20_char">Runtime.getRuntime().availableProcessors()</text:span>).</text:p>
      <text:list xml:id="list42674277" text:continue-numbering="true" text:style-name="Outline">
        <text:list-item>
          <text:list>
            <text:list-item>
              <text:list>
                <text:list-item>
                  <text:h text:style-name="Heading_20_3" text:outline-level="3">Full server configuration file (default values)</text:h>
                </text:list-item>
              </text:list>
            </text:list-item>
          </text:list>
        </text:list-item>
      </text:list>
      <text:p text:style-name="Standard">To link all the parts together, here is a sample server configuration file that can be reused as is:</text:p>
      <text:p text:style-name="Standard"/>
      <text:p text:style-name="Code_20_block"><text:s text:c="2"/><text:span text:style-name="T4"># port number for the server lisyens to for connections</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jppf.management.enabled = true</text:p>
      <text:p text:style-name="Code_20_block"><text:s text:c="2"/><text:span text:style-name="T4"># JMX management host IP address</text:span></text:p>
      <text:p text:style-name="Code_20_block"><text:s text:c="2"/><text:span text:style-name="T4">#jppf.management.host = localhost</text:span></text:p>
      <text:p text:style-name="Code_20_block"><text:s text:c="2"/><text:span text:style-name="T4"># JMX management port</text:span></text:p>
      <text:p text:style-name="Code_20_block"><text:s text:c="2"/>jppf.management.port = 11198</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a driver should wait between 2 broadcasts, in milliseconds</text:span></text:p>
      <text:p text:style-name="Code_20_block"><text:s text:c="2"/>jppf.discovery.broadcast.interval = 1000</text:p>
      <text:p text:style-name="Code_20_block"><text:s text:c="2"/><text:span text:style-name="T4"># Enable/disable auto-discovery for peer-to-peer communication between drivers</text:span></text:p>
      <text:p text:style-name="Code_20_block"><text:s text:c="2"/>jppf.peer.discovery.enabled = false</text:p>
      <text:p text:style-name="Code_20_block"><text:soft-page-break/><text:s text:c="2"/></text:p>
      <text:p text:style-name="Code_20_block"><text:s text:c="2"/><text:span text:style-name="T4"># Load-balancing algorithm</text:span></text:p>
      <text:p text:style-name="Code_20_block"><text:s text:c="2"/>jppf.load.balancing.algorithm = proportional</text:p>
      <text:p text:style-name="Code_20_block"><text:s text:c="2"/><text:span text:style-name="T4"># parameters profile name</text:span></text:p>
      <text:p text:style-name="Code_20_block"><text:s text:c="2"/>jppf.load.balancing.strategy = proportional_profile</text:p>
      <text:p text:style-name="Code_20_block"><text:s text:c="2"/></text:p>
      <text:p text:style-name="Code_20_block"><text:s text:c="2"/><text:span text:style-name="T4"># "manual" profile</text:span></text:p>
      <text:p text:style-name="Code_20_block"><text:s text:c="2"/>strategy.manual_profile.size = 1</text:p>
      <text:p text:style-name="Code_20_block"><text:s text:c="2"/></text:p>
      <text:p text:style-name="Code_20_block"><text:s text:c="2"/><text:span text:style-name="T4"># "proportional" profile</text:span></text:p>
      <text:p text:style-name="Code_20_block"><text:s text:c="2"/>strategy.proportional_profile.initialSize = 5</text:p>
      <text:p text:style-name="Code_20_block"><text:s text:c="2"/>strategy.proportional_profile.performanceCacheSize = 3000</text:p>
      <text:p text:style-name="Code_20_block"><text:s text:c="2"/>strategy.proportional_profile.proportionalityFactor = 2</text:p>
      <text:p text:style-name="Code_20_block"><text:s text:c="2"/></text:p>
      <text:p text:style-name="Code_20_block"><text:s text:c="2"/><text:span text:style-name="T4"># "rl" profile</text:span></text:p>
      <text:p text:style-name="Code_20_block"><text:s text:c="2"/>strategy.rl_profile.performanceCacheSize = 3000</text:p>
      <text:p text:style-name="Code_20_block"><text:s text:c="2"/>strategy.rl_profile.performanceVariationThreshold = 0.001</text:p>
      <text:p text:style-name="Code_20_block"><text:s text:c="2"/></text:p>
      <text:p text:style-name="Code_20_block"><text:s/><text:span text:style-name="T4"><text:s/># Other JVM options added to the java command line when the server is started</text:span></text:p>
      <text:p text:style-name="Code_20_block"><text:s text:c="2"/><text:span text:style-name="T4"># as a subprocess. Multiple options are separated by spaces</text:span></text:p>
      <text:p text:style-name="Code_20_block"><text:s text:c="2"/>jppf.jvm.options = -server -Xmx256m</text:p>
      <text:p text:style-name="Code_20_block"><text:s text:c="2"/></text:p>
      <text:p text:style-name="Code_20_block"><text:s text:c="2"/><text:span text:style-name="T4"># local node configuration</text:span></text:p>
      <text:p text:style-name="Code_20_block"><text:s text:c="2"/><text:span text:style-name="T4"># enable the local (in-JVM) node</text:span></text:p>
      <text:p text:style-name="Code_20_block"><text:s text:c="2"/>jppf.local.node.enabled = true</text:p>
      <text:p text:style-name="Code_20_block"><text:s text:c="2"/><text:span text:style-name="T4"># number of processing threads for the local node</text:span></text:p>
      <text:p text:style-name="Code_20_block"><text:s text:c="2"/>processing.thrreads = 4</text:p>
      <text:p text:style-name="Standard"/>
      <text:p text:style-name="Standard"/>
      <text:list xml:id="list42647076" text:continue-numbering="true" text:style-name="Outline">
        <text:list-item>
          <text:list>
            <text:list-item>
              <text:h text:style-name="P15" text:outline-level="2">Node configuration</text:h>
              <text:list>
                <text:list-item>
                  <text:h text:style-name="Heading_20_3" text:outline-level="3"><text:bookmark-start text:name="__RefHeading__35184558"/>Server discovery<text:bookmark-end text:name="__RefHeading__35184558"/></text:h>
                </text:list-item>
              </text:list>
            </text:list-item>
          </text:list>
        </text:list-item>
      </text:list>
      <text:p text:style-name="Standard">By default, JPPF nodes are configured to automatically discover active servers on the network. As we have seen in <text:bookmark-ref text:reference-format="number-all-superior" text:ref-name="__RefHeading__28493022">5.3.2</text:bookmark-ref>, this is possible thanks to the UDP broadcast mechanism of the server. On the other end, the node needs to join the same UDP group to subscribe to the bradcasts from the server, which is done by configuring the following properties:</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line-break/> <text:s/><text:span text:style-name="T4"># UDP multicast port to which drivers broadcast their connection parameters</text:span><text:line-break/> <text:s/>jppf.discovery.port = 11111</text:p>
      <text:p text:style-name="Code_20_block"><text:s text:c="2"/></text:p>
      <text:p text:style-name="Code_20_block"><text:s text:c="2"/><text:span text:style-name="T4"># How long in milliseconds the node will attempt to automatically discover a driver</text:span><text:line-break/> <text:s/><text:span text:style-name="T4"># before falling back to the manual configuration parameters</text:span><text:line-break/> <text:s/>jppf.discovery.timeout = 5000</text:p>
      <text:p text:style-name="Code_20_block"><text:s text:c="2"/><text:span text:style-name="T4"># IPv4 address inclusion patterns</text:span></text:p>
      <text:p text:style-name="Code_20_block"><text:s text:c="2"/>jppf.discovery.include.ipv4 = </text:p>
      <text:p text:style-name="Code_20_block"><text:s text:c="2"/><text:span text:style-name="T4"># IPv4 address exclusion patterns</text:span></text:p>
      <text:p text:style-name="Code_20_block"><text:s text:c="2"/>jppf.discovery.exclude.ipv4 = </text:p>
      <text:p text:style-name="Code_20_block"><text:s text:c="2"/><text:span text:style-name="T4"># IPv6 address inclusion patterns</text:span></text:p>
      <text:p text:style-name="Code_20_block"><text:s text:c="2"/>jppf.discovery.include.ipv6 = </text:p>
      <text:p text:style-name="Code_20_block"><text:s text:c="2"/><text:span text:style-name="T4"># IPv6 address exclusion patterns</text:span></text:p>
      <text:p text:style-name="Code_20_block"><text:s text:c="2"/>jppf.discovery.exclude.ipv6 = </text:p>
      <text:p text:style-name="Standard"/>
      <text:p text:style-name="P1">For the node to actually find a server on the network, the values for the group and port must be the same for a node and at least one server. If multiple servers are found on the network, the node will arbitrarily pick one.</text:p>
      <text:p text:style-name="P1"/>
      <text:p text:style-name="P1">Note the property <text:span text:style-name="Code_20_char">jppf.discovery.timeout</text:span>: if defines a fall back strategy that wil cause the node to connect to the server defined in the manual configuration parameters (see <text:bookmark-ref text:reference-format="number-all-superior" text:ref-name="__RefHeading__24354852">5.4.2</text:bookmark-ref>) after the specified time.</text:p>
      <text:p text:style-name="P1"/>
      <text:p text:style-name="P1">The last four properties define inclusion and exclusion patterns for IPv4 and IPv6 addresses. Each of them defines a list of comma- or semicolumn- separated patterns. For the syntax of the IPv4 patterns, please refer to the Javadoc for the class <text:a xlink:type="simple" xlink:href="http://www.jppf.org/api-2.0/index.html?org/jppf/net/IPv4AddressPattern.html">IPv4AddressPattern</text:a>, and to <text:a xlink:type="simple" xlink:href="http://www.jppf.org/api-2.0/index.html?org/jppf/net/IPv6AddressPattern.html">IPv6AddressPattern</text:a> for IPv6 patterns syntax.</text:p>
      <text:p text:style-name="P1">This enables filtering out unwanted IP addresses: the discovery mechanism will only allow addresses that are included and not excluded.</text:p>
      <text:p text:style-name="P1"/>
      <text:p text:style-name="P1">Let's take for instance the following pattern specifications:</text:p>
      <text:p text:style-name="P1"/>
      <text:p text:style-name="Code_20_block"><text:s text:c="2"/>jppf.discovery.include.ipv4 = 192.168.1.</text:p>
      <text:p text:style-name="Code_20_block"><text:s text:c="2"/>jppf.discovery.exclude.ipv4 = 192.168.1.100-</text:p>
      <text:p text:style-name="Standard"/>
      <text:p text:style-name="Standard">The inclusion pattern only allows IP addresses in the range 192.168.1.0 ... <text:s/>192.168.1.255</text:p>
      <text:p text:style-name="Standard">The exclusion pattern filters out IP addresses in the range 192.168.1.100 ... <text:s/>192.168.1.255</text:p>
      <text:p text:style-name="Standard">Thus, we actually defined a filter that only accepts addresses in the range 192.168.1.0 ... <text:s/>192.168.1.100</text:p>
      <text:p text:style-name="Standard"/>
      <text:p text:style-name="Standard">Instead of these 2 patterns, we could have simply defined the following equivalent inclusion pattern:</text:p>
      <text:p text:style-name="Standard"/>
      <text:p text:style-name="Code_20_block"><text:s text:c="2"/>jppf.discovery.include.ipv4 = 192.168.1.0-99</text:p>
      <text:list xml:id="list42658852" text:continue-numbering="true" text:style-name="Outline">
        <text:list-item>
          <text:list>
            <text:list-item>
              <text:list>
                <text:list-item>
                  <text:h text:style-name="Heading_20_3" text:outline-level="3"><text:bookmark-start text:name="__RefHeading__24354852"/>Manual network configuration<text:bookmark-end text:name="__RefHeading__24354852"/></text:h>
                </text:list-item>
              </text:list>
            </text:list-item>
          </text:list>
        </text:list-item>
      </text:list>
      <text:p text:style-name="Standard">If server discovery is disabled, network access to a server must be configured manually. To this effect, the node requires the address of host on which the server is running, and a TCP port, as shown in this example:</text:p>
      <text:p text:style-name="Standard"/>
      <text:p text:style-name="Code_20_block"><text:s text:c="2"/><text:span text:style-name="T4"># IP address or host name of the server</text:span></text:p>
      <text:p text:style-name="Code_20_block"><text:s text:c="2"/>jppf.server.host = my_host</text:p>
      <text:p text:style-name="Code_20_block"><text:s text:c="2"/><text:span text:style-name="T4"># JPPF server port</text:span></text:p>
      <text:p text:style-name="Code_20_block"><text:s text:c="2"/>jppf.server.port = 11111</text:p>
      <text:p text:style-name="Standard"/>
      <text:p text:style-name="Standard">Not defining these properties is equivalent to assigning them their default value (i.e. “localhost” for the host address, 11111 for the port number). </text:p>
      <text:p text:style-name="P1"/>
      <text:p text:style-name="P12"><text:soft-page-break/><text:span text:style-name="T9">Backward compatibility with JPPF v2.x</text:span><text:span text:style-name="T1">: To avoid too much disruption in applications configured for JPPF v2.x, JPPF will use the server port defined with the “old" property "</text:span><text:span text:style-name="T9">class</text:span><text:span text:style-name="T8">.server.port</text:span><text:span text:style-name="T1">” if “</text:span><text:span text:style-name="T8">jppf.server.port</text:span><text:span text:style-name="T1">” is not defined.</text:span></text:p>
      <text:list xml:id="list42674994"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42667725" text:continue-numbering="true" text:style-name="Outline">
        <text:list-item>
          <text:list>
            <text:list-item>
              <text:list>
                <text:list-item>
                  <text:h text:style-name="Heading_20_3" text:outline-level="3">JMX management configuration</text:h>
                </text:list-item>
              </text:list>
            </text:list-item>
          </text:list>
        </text:list-item>
      </text:list>
      <text:p text:style-name="P1">JPPF uses JMX to provide remote management capabilities for the nodes, and uses the JMXMP connector for communication.</text:p>
      <text:p text:style-name="P1"/>
      <text:p text:style-name="P1">The management features are enabled by default; this behavior can be changed by setting the following property:</text:p>
      <text:p text:style-name="P1"/>
      <text:p text:style-name="Code_20_block"><text:s text:c="2"/><text:span text:style-name="T4"># Enable or disable management of this node</text:span></text:p>
      <text:p text:style-name="Code_20_block"><text:s text:c="2"/>jppf.management.enabled = true</text:p>
      <text:p text:style-name="P1"/>
      <text:p text:style-name="P1">When management is enabled, the following properties must be defined:</text:p>
      <text:p text:style-name="P1"/>
      <text:p text:style-name="P9"><text:s text:c="2"/># JMX management host IP address. If not specified (recommended), the first non-local</text:p>
      <text:p text:style-name="P9"><text:s text:c="2"/># IP address (i.e. neither 127.0.0.1 nor localhost) on this machine will be used.</text:p>
      <text:p text:style-name="Code_20_block"><text:span text:style-name="T4"><text:s text:c="2"/># If no non-local IP is found, localhost will be used.</text:span><text:line-break/> <text:s/>jppf.management.host = localhost<text:line-break/> <text:s/><text:line-break/> <text:s/><text:span text:style-name="T4"># JMX management port, used by the remote JMX connector</text:span><text:line-break/> <text:s/>jppf.management.port = 11198</text:p>
      <text:p text:style-name="P1"/>
      <text:p text:style-name="P1">These properties have the same meaning and usage as for a server, as described in the <text:a xlink:type="simple" xlink:href="#1.3.5.JMX management configuration|outline">driver JMX configuration section</text:a>.</text:p>
      <text:list xml:id="list42651099" text:continue-numbering="true" text:style-name="Outline">
        <text:list-item>
          <text:list>
            <text:list-item>
              <text:list>
                <text:list-item>
                  <text:h text:style-name="Heading_20_3" text:outline-level="3">Recovery and failover</text:h>
                </text:list-item>
              </text:list>
            </text:list-item>
          </text:list>
        </text:list-item>
      </text:list>
      <text:p text:style-name="P1">When the connection to a server is interrupted, the node will automatically attempt, for a given length of time, and at regular intervals, to reconnect to the same server. These properties are configured as follows, with their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 text:c="2"/>reconnect.max.time = 60<text:line-break/> <text:s/><text:line-break/> <text:s/><text:span text:style-name="T4"># time between two connection attempts, in seconds</text:span><text:line-break/> <text:s/>reconnect.interval = 1</text:p>
      <text:p text:style-name="P7"/>
      <text:p text:style-name="P7">With these values, we have configured the recovery mechanism such that it will attempt to reconnect to the server after a 1 second delay, for 60 seconds and with connection attemps at 1 second intervals.</text:p>
      <text:list xml:id="list42675841" text:continue-numbering="true" text:style-name="Outline">
        <text:list-item>
          <text:list>
            <text:list-item>
              <text:list>
                <text:list-item>
                  <text:h text:style-name="Heading_20_3" text:outline-level="3"><text:bookmark-start text:name="__RefHeading__34101874"/>Interaction of failover and server discovery<text:bookmark-end text:name="__RefHeading__34101874"/></text:h>
                </text:list-item>
              </text:list>
            </text:list-item>
          </text:list>
        </text:list-item>
      </text:list>
      <text:p text:style-name="P1">When dicovery is enabled for the node (<text:span text:style-name="Code_20_char">jppf.dicovery.enabled = true</text:span>) and the maximum reconnection time is not infinite (<text:span text:style-name="Code_20_char">reconnect.max.time = &lt;strictly_positive_value&gt;</text:span>), a sophisticated failover mechanism takes place, following the sequence of steps below:</text:p>
      <text:p text:style-name="P7"/>
      <text:list xml:id="list42655952" text:continue-list="list42651879" text:style-name="List_20_1">
        <text:list-item>
          <text:p text:style-name="P27">the node attempts to reconnect to the driver to which it was previously connected (or attempted to connect), during a maximum time specified by the configuration property "r<text:span text:style-name="Code_20_char">econnect.max.time</text:span>" </text:p>
        </text:list-item>
        <text:list-item>
          <text:p text:style-name="P27">during this maximum time, it will make multiple attempts to connect to the same driver. This covers the case when the driver is restarted in the mean time.</text:p>
        </text:list-item>
        <text:list-item>
          <text:p text:style-name="P27">after this maximum time has elapsed, it will attempt to auto-discover another driver, during a maximum time, specified via the configuration property "<text:span text:style-name="Code_20_char">jppf.discovery.timeout</text:span>" (in milliseconds)</text:p>
        </text:list-item>
        <text:list-item>
          <text:p text:style-name="P27">if the node still fails to reconnect after this timeout has expired, it will fall back to the driver manually specified in the <text:soft-page-break/>node's configuration file</text:p>
        </text:list-item>
        <text:list-item>
          <text:p text:style-name="P27">the cycle starts again</text:p>
        </text:list-item>
      </text:list>
      <text:list xml:id="list42664974" text:continue-list="list42675841" text:style-name="Outline">
        <text:list-item>
          <text:list>
            <text:list-item>
              <text:list>
                <text:list-item>
                  <text:h text:style-name="Heading_20_3" text:outline-level="3">Recovery from hardware failures</text:h>
                </text:list-item>
              </text:list>
            </text:list-item>
          </text:list>
        </text:list-item>
      </text:list>
      <text:p text:style-name="P7">The mechanism to recover from hardwaire failure has its counterpart on each node, which works as follows:</text:p>
      <text:p text:style-name="P1"/>
      <text:list xml:id="list42665726" text:continue-list="list42654712" text:style-name="L1">
        <text:list-item>
          <text:p text:style-name="P24">the node establishes a specific connection to the server, dedicated to failure detection</text:p>
        </text:list-item>
        <text:list-item>
          <text:p text:style-name="P24">at connection time, a handshake protocol takes place, where the node communicates a unique id (UUID) to the server</text:p>
        </text:list-item>
        <text:list-item>
          <text:p text:style-name="P24">the node will then attempt to get a message from the server (“check” message).</text:p>
        </text:list-item>
        <text:list-item>
          <text:p text:style-name="P24">if the message from the server is not received in a specified time frame, and this, a specified number of times in a row, the node will consider the connection to the server broken, will close it cleanly, and let the recovery and failover mechanism take over, as described in the <text:a xlink:type="simple" xlink:href="#1.4.6.Interaction of failover and server discovery|outline">previous section</text:a>.</text:p>
        </text:list-item>
      </text:list>
      <text:p text:style-name="P7"/>
      <text:p text:style-name="P7">The following configuration properties are those required by the nodes' hardware failure recovery mechanism implemented by the server:</text:p>
      <text:p text:style-name="P7"/>
      <text:p text:style-name="Code_20_block"><text:s text:c="2"/><text:span text:style-name="T4"># Enable recovery from hardware failures on the node. Default is false (disabled).</text:span></text:p>
      <text:p text:style-name="Code_20_block"><text:s text:c="2"/>jppf.recovery.enabled = false</text:p>
      <text:p text:style-name="Code_20_block"><text:s text:c="2"/></text:p>
      <text:p text:style-name="Code_20_block"><text:s text:c="2"/><text:span text:style-name="T4"># Dedicated port number for the detection of node failure, must be the same as</text:span></text:p>
      <text:p text:style-name="P9"><text:s text:c="2"/># the value specified in the server configuration. Default value is 22222.</text:p>
      <text:p text:style-name="Code_20_block"><text:s text:c="2"/>jppf.recovery.server.port = 22222</text:p>
      <text:p text:style-name="Code_20_block"><text:s text:c="4"/></text:p>
      <text:p text:style-name="P9"><text:s text:c="2"/># Maximum number of attempts to get a message from the server before the</text:p>
      <text:p text:style-name="P9"><text:s text:c="2"/># connection is considered broken. Default value is 2.</text:p>
      <text:p text:style-name="Code_20_block"><text:s text:c="2"/>jppf.recovery.max.retries = 2</text:p>
      <text:p text:style-name="Code_20_block"><text:s text:c="4"/></text:p>
      <text:p text:style-name="P9"><text:s text:c="2"/># Maximum time in milliseconds allowed for each attempt to get a message</text:p>
      <text:p text:style-name="P9"><text:s text:c="2"/># from the server. Default value is 60000 (1 minute).</text:p>
      <text:p text:style-name="Code_20_block"><text:s text:c="2"/>jppf.recovery.read.timeout = 60000</text:p>
      <text:p text:style-name="Standard"/>
      <text:p text:style-name="Standard"><text:span text:style-name="T3">Note</text:span>: <text:span text:style-name="T1">if server discovery is active for a node, then the port number specified for the driver will override the one specified in the node's configuration</text:span>.</text:p>
      <text:list xml:id="list42673831" text:continue-list="list42664974" text:style-name="Outline">
        <text:list-item>
          <text:list>
            <text:list-item>
              <text:list>
                <text:list-item>
                  <text:h text:style-name="Heading_20_3" text:outline-level="3">Processing threads</text:h>
                </text:list-item>
              </text:list>
            </text:list-item>
          </text:list>
        </text:list-item>
      </text:list>
      <text:p text:style-name="P7">A node can process multiple tasks concurrently, using a pool of threads. The size of this pool is configured as follows:</text:p>
      <text:p text:style-name="P7"/>
      <text:p text:style-name="Code_20_block"><text:s text:c="2"/><text:span text:style-name="T4"># number of threads running tasks in this node</text:span><text:line-break/> <text:s/>processing.threads = 4</text:p>
      <text:p text:style-name="Standard"/>
      <text:p text:style-name="Standard">If this property is not defined, its value defaults to the number of processors or cores available to the JVM.</text:p>
      <text:list xml:id="list42648317" text:continue-numbering="true" text:style-name="Outline">
        <text:list-item>
          <text:list>
            <text:list-item>
              <text:list>
                <text:list-item>
                  <text:h text:style-name="Heading_20_3" text:outline-level="3">Node process configuration</text:h>
                </text:list-item>
              </text:list>
            </text:list-item>
          </text:list>
        </text:list-item>
      </text:list>
      <text:p text:style-name="P11">In the same way as for a server (see <text:bookmark-ref text:reference-format="number-all-superior" text:ref-name="__RefHeading__27593401">5.3.7</text:bookmark-ref> <text:bookmark-ref text:reference-format="text" text:ref-name="__RefHeading__27593401">Server process configuration</text:bookmark-ref>), the node is made of 2 processes. In addition to the properties and environment inherited from the controller process, it is possible to specify other JVM options via the following configuration property:</text:p>
      <text:p text:style-name="Code_20_block"><text:s text:c="2"/>jppf.jvm.options = -Xms64m -Xmx512m</text:p>
      <text:p text:style-name="Standard"/>
      <text:p text:style-name="Standard">As for the server, it is possible to specify additional class path elements through this property, by adding one or more “-cp” or “-classpath” options (unlike the Java command which only accepts one). For example:</text:p>
      <text:p text:style-name="Standard"/>
      <text:p text:style-name="Code_20_block"><text:s text:c="3"/>jppf.jvm.options = -cp lib/myJar1.jar:lib/myJar1.jar -Xmx512m</text:p>
      <text:list xml:id="list42655229" text:continue-numbering="true" text:style-name="Outline">
        <text:list-item>
          <text:list>
            <text:list-item>
              <text:list>
                <text:list-item>
                  <text:h text:style-name="Heading_20_3" text:outline-level="3">Class loader cache</text:h>
                </text:list-item>
              </text:list>
            </text:list-item>
          </text:list>
        </text:list-item>
      </text:list>
      <text:p text:style-name="P1">Each node creates a specific class loader for each new client whose tasks are executed in that node. The cache itself is managed as a bounded queue, and the oldest class loader will be evicted from the cache whenever the maximum size is reached. The evicted class loader then becomes unreachable and can be garbage collected. In most modern JDKs, this also results in the classes being unloaded.</text:p>
      <text:p text:style-name="P1"/>
      <text:p text:style-name="P1">If the class loader cache size is too large, this can lead to an out of memory condition in the node, especially in these 2 scenarios:</text:p>
      <text:p text:style-name="P1"/>
      <text:p text:style-name="P1"/>
      <text:list xml:id="list42653482" text:continue-list="list42655952" text:style-name="List_20_1">
        <text:list-item>
          <text:p text:style-name="P31">if too many classes are loaded, the space reserved to the class definitions (permanent generation in Oracle JDK) will fill up and cause an “OutOfMemoryError: PermGen space”</text:p>
        </text:list-item>
        <text:list-item>
          <text:p text:style-name="P23">if the classes hold a large amount of static data (via static fields and static initializers), an “OutOfMemoryError: Heap Space” will be thrown</text:p>
        </text:list-item>
      </text:list>
      <text:p text:style-name="P1"/>
      <text:p text:style-name="P1">To mitigate this, the size of the class loader cache can be configured in the node as follows:</text:p>
      <text:p text:style-name="P1"/>
      <text:p text:style-name="Code_20_block"><text:s text:c="2"/>jppf.classloader.cache.size = 50</text:p>
      <text:p text:style-name="P1"/>
      <text:p text:style-name="P1">The default value for this property is 50, and the value must be at least equal to 1.</text:p>
      <text:list xml:id="list42663561" text:continue-list="list42655229" text:style-name="Outline">
        <text:list-item>
          <text:list>
            <text:list-item>
              <text:list>
                <text:list-item>
                  <text:h text:style-name="P18" text:outline-level="3">Class loader resources cache</text:h>
                </text:list-item>
              </text:list>
            </text:list-item>
          </text:list>
        </text:list-item>
      </text:list>
      <text:p text:style-name="P2"><text:span text:style-name="T12">To avoid uncessary network round trips, </text:span><text:span text:style-name="T13">the node class loaders store <text:s/>locally the resources found in their extended classpath </text:span><text:span text:style-name="T14">when</text:span><text:span text:style-name="T13"> one of their </text:span><text:span text:style-name="T14">methods</text:span><text:span text:style-name="T13"> </text:span><text:span text:style-name="Code_20_char"><text:span text:style-name="T13">getResourceAsStream()</text:span></text:span><text:span text:style-name="T13">, </text:span><text:span text:style-name="Code_20_char"><text:span text:style-name="T13">getResource(),</text:span></text:span><text:span text:style-name="T13"> </text:span><text:span text:style-name="Code_20_char"><text:span text:style-name="T13">getResources()</text:span></text:span><text:span text:style-name="T13"> </text:span><text:span text:style-name="T14">or </text:span><text:span text:style-name="Code_20_char"><text:span text:style-name="T14">getMultipleResources()</text:span></text:span><text:span text:style-name="T14"> is called. </text:span><text:span text:style-name="T13">The type of storage and location of the file-persisted cache can be configured as follows:</text:span></text:p>
      <text:p text:style-name="P28"/>
      <text:p text:style-name="P10"><text:span text:style-name="T14"><text:s text:c="2"/></text:span><text:span text:style-name="T5"># </text:span><text:span text:style-name="T6">type of storage: </text:span><text:span text:style-name="T5">either “file” (the default) or “memory”</text:span></text:p>
      <text:p text:style-name="P16"><text:s text:c="2"/>jppf.resource.cache.storage = file</text:p>
      <text:p text:style-name="P10"><text:span text:style-name="T14"><text:s text:c="2"/></text:span><text:span text:style-name="T6"># root location of the file-persisted caches</text:span></text:p>
      <text:p text:style-name="P10"><text:s text:c="2"/>jppf.resource.cache.dir = some_directory</text:p>
      <text:p text:style-name="P28"/>
      <text:p text:style-name="P29">When “file” persistence is configured, the node will fall back to memory persistence if the resource cannot be saved to the file system for any reason. This could happen, for instance, when the file system runs out of space.</text:p>
      <text:p text:style-name="P29"/>
      <text:p text:style-name="P30">For more details, please refer to the “Class Loading In JPPF &gt; Local caching of network resources” section of this documentation.</text:p>
      <text:list xml:id="list42646374" text:continue-numbering="true" text:style-name="Outline">
        <text:list-item>
          <text:list>
            <text:list-item>
              <text:list>
                <text:list-item>
                  <text:h text:style-name="Heading_20_3" text:outline-level="3">Security policy</text:h>
                </text:list-item>
              </text:list>
            </text:list-item>
          </text:list>
        </text:list-item>
      </text:list>
      <text:p text:style-name="P1">To limit what the nodes can do on the machine that hosts them, It is possible to specify what permissions are granted to them on their host. These permissions are based on the Java security policy model. </text:p>
      <text:p text:style-name="Standard"/>
      <text:p text:style-name="P1">To implement security, nodes require a security policy file. The syntax of this file is similar to that of Java security policy files, except that it only accepts permission entries (no grant or security context entries).</text:p>
      <text:p text:style-name="Standard"/>
      <text:p text:style-name="Standard">Some examples of permission entries:</text:p>
      <text:p text:style-name="Standard"/>
      <text:p text:style-name="Code_20_block"><text:s text:c="2"/><text:span text:style-name="T4">// permission to read, write, delete node log file in current directory</text:span></text:p>
      <text:p text:style-name="Code_20_block"><text:s text:c="2"/>permission java.io.FilePermission "${user.dir}/jppf-node.log", "read,write,delete";</text:p>
      <text:p text:style-name="Code_20_block"><text:s text:c="2"/><text:span text:style-name="T4">// permission to read all log4j system properties</text:span></text:p>
      <text:p text:style-name="Code_20_block"><text:s text:c="2"/>permission java.util.PropertyPermission "log4j.*", "read";</text:p>
      <text:p text:style-name="Code_20_block"><text:s text:c="2"/><text:span text:style-name="T4">// permission to connect to a MySQL database on the default port on localhost</text:span></text:p>
      <text:p text:style-name="Code_20_block"><text:s text:c="2"/>permission java.net.SocketPermission "localhost:3306", "connect,listen";</text:p>
      <text:p text:style-name="Standard"/>
      <text:p text:style-name="Standard">To enable the security policy, the node configuration file must contain the following property definition:</text:p>
      <text:p text:style-name="Standard"/>
      <text:p text:style-name="Code_20_block"><text:s text:c="2"/><text:span text:style-name="T4"># Path to the security file, relative to the current directory or classpath</text:span></text:p>
      <text:p text:style-name="Code_20_block"><text:s text:c="2"/>jppf.policy.file = jppf.policy</text:p>
      <text:p text:style-name="Standard"/>
      <text:p text:style-name="Standard">When this property is not defined, or the policy file cannot be found, security is disabled.</text:p>
      <text:p text:style-name="Standard"/>
      <text:p text:style-name="P1">The policy file does not have to be local to the node. If it is not present locally, the node will download it from the server. In this case it has to be locally accessible by the server, and the path to the policy file will be interpreted as path on the server's file system. This feature, combined with the ablity to remotely restart the nodes, allows to easily update and propagate changes to the security policy for all the nodes.</text:p>
      <text:p text:style-name="Standard"/>
      <text:list xml:id="list42658000" text:continue-numbering="true" text:style-name="Outline">
        <text:list-item>
          <text:list>
            <text:list-item>
              <text:list>
                <text:list-item>
                  <text:h text:style-name="P19" text:outline-level="3">Full node configuration file (default values)</text:h>
                </text:list-item>
              </text:list>
            </text:list-item>
          </text:list>
        </text:list-item>
      </text:list>
      <text:p text:style-name="Code_20_block"><text:s text:c="2"/><text:span text:style-name="T4"># Host name, or ip address, of the host the JPPF driver is running on</text:span></text:p>
      <text:p text:style-name="Code_20_block"><text:s text:c="2"/>jppf.server.host = localhost</text:p>
      <text:p text:style-name="Code_20_block"><text:s text:c="2"/></text:p>
      <text:p text:style-name="Code_20_block"><text:s text:c="2"/><text:span text:style-name="T4"># JPPF server port number</text:span></text:p>
      <text:p text:style-name="Code_20_block"><text:s text:c="2"/>jppf.server.port = 11111</text:p>
      <text:p text:style-name="Code_20_block"><text:s text:c="2"/></text:p>
      <text:p text:style-name="Code_20_block"><text:s text:c="2"/><text:span text:style-name="T4"># Enabling JMX features</text:span></text:p>
      <text:p text:style-name="Code_20_block"><text:s text:c="2"/><text:span text:style-name="T7">jppf.management.enabled = true</text:span></text:p>
      <text:p text:style-name="Code_20_block"><text:s text:c="2"/></text:p>
      <text:p text:style-name="Code_20_block"><text:s text:c="2"/><text:span text:style-name="T4"># JMX management host IP address</text:span></text:p>
      <text:p text:style-name="Code_20_block"><text:s text:c="2"/><text:span text:style-name="T4">#jppf.management.host = localhost</text:span></text:p>
      <text:p text:style-name="Code_20_block"><text:s text:c="2"/></text:p>
      <text:p text:style-name="Code_20_block"><text:s text:c="2"/><text:span text:style-name="T4"># JMX management port</text:span></text:p>
      <text:p text:style-name="Code_20_block"><text:s text:c="2"/>jppf.management.port = 12001</text:p>
      <text:p text:style-name="Code_20_block"><text:s text:c="2"/></text:p>
      <text:p text:style-name="Code_20_block"><text:s text:c="2"/><text:span text:style-name="T4"># path to the JPPF security policy file</text:span></text:p>
      <text:p text:style-name="Code_20_block"><text:s text:c="2"/><text:span text:style-name="T4">#jppf.policy.file = config/jppf.policy</text:span></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span text:style-name="T4"># How long the <text:s/>node will attempt to automatically discover a driver before</text:span></text:p>
      <text:p text:style-name="Code_20_block"><text:s text:c="2"/><text:span text:style-name="T4"># falling back to the parameters specified in this configuration file</text:span></text:p>
      <text:p text:style-name="Code_20_block"><text:s text:c="2"/>jppf.discovery.timeout = 5000</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p>
      <text:p text:style-name="Code_20_block"><text:s text:c="2"/><text:span text:style-name="T4"># Time after which the system stops trying to reconnect, in seconds</text:span></text:p>
      <text:p text:style-name="Code_20_block"><text:s text:c="2"/>reconnect.max.time = 5</text:p>
      <text:p text:style-name="Code_20_block"><text:s text:c="2"/></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Processing Threads: number of threads running tasks in this node</text:span></text:p>
      <text:p text:style-name="P9"><text:s text:c="2"/>#processing.threads = 1</text:p>
      <text:p text:style-name="Code_20_block"><text:s text:c="2"/></text:p>
      <text:p text:style-name="Code_20_block"><text:s text:c="2"/><text:span text:style-name="T4"># Other JVM options added to the java command line when the node is started as</text:span></text:p>
      <text:p text:style-name="Code_20_block"><text:s text:c="2"/><text:span text:style-name="T4"># a subprocess. Multiple options are separated by spaces</text:span></text:p>
      <text:p text:style-name="Code_20_block"><text:s text:c="2"/>jppf.jvm.options = -server -Xmx256m</text:p>
      <text:p text:style-name="Code_20_block"><text:s text:c="2"/></text:p>
      <text:p text:style-name="Code_20_block"><text:s text:c="2"/><text:span text:style-name="T4"># size of the node's class loader cache</text:span></text:p>
      <text:p text:style-name="Code_20_block"><text:s text:c="2"/>jppf.classloader.cache.size = 10</text:p>
      <text:list xml:id="list42663364" text:continue-numbering="true" text:style-name="Outline">
        <text:list-item>
          <text:list>
            <text:list-item>
              <text:h text:style-name="P15" text:outline-level="2">Client and administration console configuration</text:h>
              <text:list>
                <text:list-item>
                  <text:h text:style-name="Heading_20_3" text:outline-level="3">Server discovery</text:h>
                </text:list-item>
              </text:list>
            </text:list-item>
          </text:list>
        </text:list-item>
      </text:list>
      <text:p text:style-name="P1">By default, JPPF clients are configured to automatically discover active servers on the network. This mechanism works in the same way as for the nodes, and uses the same configuration properties, except for the discovery timeout:</text:p>
      <text:p text:style-name="Standard"/>
      <text:p text:style-name="Code_20_block"><text:s text:c="2"/><text:span text:style-name="T4"># Enable or disable automatic discovery of JPPF drivers</text:span><text:line-break/> <text:s/>jppf.discovery.enabled = true</text:p>
      <text:p text:style-name="Code_20_block"><text:s text:c="2"/></text:p>
      <text:p text:style-name="Code_20_block"><text:s text:c="2"/><text:span text:style-name="T4"># UDP multicast group to which drivers broadcast their connection parameters</text:span><text:line-break/> <text:s/>jppf.discovery.group = 230.0.0.1<text:line-break/> <text:s/></text:p>
      <text:p text:style-name="Code_20_block"><text:s text:c="2"/><text:span text:style-name="T4"># UDP multicast port to which drivers broadcast their connection parameters</text:span><text:line-break/> <text:s/>jppf.discovery.port = 11111</text:p>
      <text:p text:style-name="Code_20_block"><text:s text:c="2"/></text:p>
      <text:p text:style-name="Code_20_block"><text:s text:c="2"/><text:span text:style-name="T4"># IPv4 address inclusion patterns</text:span></text:p>
      <text:p text:style-name="Code_20_block"><text:s text:c="2"/>jppf.discovery.include.ipv4 = </text:p>
      <text:p text:style-name="Code_20_block"><text:s text:c="2"/></text:p>
      <text:p text:style-name="Code_20_block"><text:s text:c="2"/><text:span text:style-name="T4"># IPv4 address exclusion patterns</text:span></text:p>
      <text:p text:style-name="Code_20_block"><text:s text:c="2"/>jppf.discovery.exclude.ipv4 = </text:p>
      <text:p text:style-name="Code_20_block"><text:s text:c="2"/></text:p>
      <text:p text:style-name="Code_20_block"><text:s text:c="2"/><text:span text:style-name="T4"># IPv6 address inclusion patterns</text:span></text:p>
      <text:p text:style-name="Code_20_block"><text:s text:c="2"/>jppf.discovery.include.ipv6 = </text:p>
      <text:p text:style-name="Code_20_block"><text:s text:c="2"/></text:p>
      <text:p text:style-name="Code_20_block"><text:s text:c="2"/><text:span text:style-name="T4"># IPv6 address exclusion patterns</text:span></text:p>
      <text:p text:style-name="Code_20_block"><text:s text:c="2"/>jppf.discovery.exclude.ipv6 = </text:p>
      <text:p text:style-name="Standard"/>
      <text:p text:style-name="P1">A major difference is that, when discovery is enabled, the client does not stop attempting to find one or more servers. A client can also connect to multiple servers, and will effectively connect to every server it discovers on the network.</text:p>
      <text:p text:style-name="Standard"/>
      <text:p text:style-name="P1">A client can also create mutliple connections to each discovered server, effectively creating a connection pool that can be used for concurrent job submissions. The size of the connection pools is configured with the following property:</text:p>
      <text:p text:style-name="Standard"/>
      <text:p text:style-name="Code_20_block"><text:s text:c="2"/><text:span text:style-name="T4"># connection pool size for each discovered server; defaults to 1 (single connection)</text:span></text:p>
      <text:p text:style-name="Code_20_block"><text:s text:c="2"/>jppf.pool.size = 5</text:p>
      <text:p text:style-name="Standard"/>
      <text:p text:style-name="P1">Each server connection has an assigned name, following the pattern: “driver-&lt;n&gt;[-&lt;p&gt;]”, where n is a driver number, in order of discovery, and the optional p is the connection number, if the defined connection pool size is greater than 1.</text:p>
      <text:p text:style-name="Standard"/>
      <text:p text:style-name="Standard">For instance:</text:p>
      <text:p text:style-name="Standard"/>
      <text:list xml:id="list42650578" text:continue-list="list42653482" text:style-name="List_20_1">
        <text:list-item>
          <text:p text:style-name="P20">if we defined <text:span text:style-name="Code_20_char">jppf.pool.size = 1</text:span>, the first discovered driver will have 1 connection named “driver-1”</text:p>
        </text:list-item>
        <text:list-item>
          <text:p text:style-name="P20">if we defined <text:span text:style-name="Code_20_char">jppf.pool.size = 2</text:span>, the first discovered driver will have 2 connections named “driver-1-1” and “driver-1-2”</text:p>
        </text:list-item>
      </text:list>
      <text:p text:style-name="Standard"/>
      <text:p text:style-name="Standard">The inclusion and exclusion pattern definitions work exactly in the same way as for the node configuration. Please refer to section <text:bookmark-ref text:reference-format="number-all-superior" text:ref-name="__RefHeading__35184558">5.4.1</text:bookmark-ref> for more details.</text:p>
      <text:p text:style-name="Standard"/>
      <text:p text:style-name="P1">Additionally, it is possible to specifiy the behavior to adopt, when a driver broadcasts its connection information for multiple network interfaces. In this case, the client may end up creating multiple connections to the same driver, but with different IP addresses. This default behavior can be disabled by setting the following property:</text:p>
      <text:p text:style-name="P1"/>
      <text:p text:style-name="Code_20_block"><text:s text:c="2"/><text:span text:style-name="T4"># enable or disable multiple network interfaces for each driver</text:span></text:p>
      <text:p text:style-name="Code_20_block"><text:s text:c="2"/>jppf.pool.acceptMultipleInterfaces = false</text:p>
      <text:p text:style-name="Standard"/>
      <text:p text:style-name="P1">This property is set to <text:span text:style-name="Code_20_char">false</text:span> by default, meaning that only the first discovered interface for a driver will be taken into account.</text:p>
      <text:list xml:id="list42651049" text:continue-list="list42663364" text:style-name="Outline">
        <text:list-item>
          <text:list>
            <text:list-item>
              <text:list>
                <text:list-item>
                  <text:h text:style-name="Heading_20_3" text:outline-level="3">Manual network configuration</text:h>
                </text:list-item>
              </text:list>
            </text:list-item>
          </text:list>
        </text:list-item>
      </text:list>
      <text:p text:style-name="Standard">As we have seen, a JPPF client can connect to multiple drivers. The first step will this be to name these drivers:</text:p>
      <text:p text:style-name="Standard"/>
      <text:p text:style-name="Code_20_block"><text:s text:c="2"/><text:span text:style-name="T4"># space-separated list of drivers this client may connect to</text:span></text:p>
      <text:p text:style-name="Code_20_block"><text:s text:c="2"/><text:span text:style-name="T4"># defaults to “default-driver”</text:span><text:line-break/> <text:s/>jppf.drivers = driver-1 driver-2</text:p>
      <text:p text:style-name="Standard"><text:soft-page-break/></text:p>
      <text:p text:style-name="Standard">Then for each driver, we will define the connection and behavior attributes, including:</text:p>
      <text:p text:style-name="Standard"/>
      <text:p text:style-name="P3">Connection to the JPPF server</text:p>
      <text:p text:style-name="Standard"/>
      <text:p text:style-name="Code_20_block"><text:s text:c="2"/><text:span text:style-name="T4"># host name, or ip address, of the host the JPPF driver is running on</text:span><text:line-break/> <text:s/>driver-1.jppf.server.host = localhost<text:line-break/> <text:s/><text:span text:style-name="T4"># port number for the on which the driver accepts connections</text:span><text:line-break/> <text:s/>driver-1.jppf.server.port = 11111</text:p>
      <text:p text:style-name="Standard"/>
      <text:p text:style-name="P1">Here, <text:span text:style-name="Code_20_char">driver-1.class.server.port</text:span> and <text:span text:style-name="Code_20_char">driver-1.app.server.port</text:span> must have the same value as the corresponding properties <text:span text:style-name="Code_20_char">class.server.port</text:span> and <text:span text:style-name="Code_20_char">app.server.port</text:span> defined in the server configuration.</text:p>
      <text:p text:style-name="P1"/>
      <text:p text:style-name="P12"><text:span text:style-name="T9">Backward compatibility with JPPF v2.x</text:span><text:span text:style-name="T1">: To avoid too much disruption in applications configured for JPPF v2.x, JPPF will use the server port defined with the “old" property "</text:span><text:span text:style-name="T8">driver-1</text:span><text:span text:style-name="T1">.</text:span><text:span text:style-name="T9">class</text:span><text:span text:style-name="T8">.server.port</text:span><text:span text:style-name="T1">” if “</text:span><text:span text:style-name="T8">driver-1.jppf.server.port</text:span><text:span text:style-name="T1">” is not defined.</text:span></text:p>
      <text:p text:style-name="Standard"/>
      <text:p text:style-name="P3">Connection pool size</text:p>
      <text:p text:style-name="Standard"/>
      <text:p text:style-name="Code_20_block"><text:s text:c="2"/><text:span text:style-name="T4"># size of the pool of connections to this driver</text:span></text:p>
      <text:p text:style-name="Code_20_block"><text:s text:c="2"/>driver-1.jppf.pool.size = 5</text:p>
      <text:p text:style-name="Standard"/>
      <text:p text:style-name="P1">This allows the creation of a connection pool with a specific size for each server we connect to, whereas all pools would have the same size when server discovery is enabled.</text:p>
      <text:p text:style-name="P4"/>
      <text:p text:style-name="P4">Priority</text:p>
      <text:p text:style-name="Standard"/>
      <text:p text:style-name="Code_20_block"><text:s text:c="2"/><text:span text:style-name="T4"># assigned driver priority</text:span></text:p>
      <text:p text:style-name="Code_20_block"><text:s text:c="2"/>driver-1.priority = 10</text:p>
      <text:p text:style-name="Standard"/>
      <text:p text:style-name="P1">The priority assigned to a server connection enables the defintion of a fallback strategy for the client. In effect, the client will always use connections that have the highest priority. If the connection with the server is interrupted, then the client we use connections with the next highest priority in the remaining accessible server connection pools.</text:p>
      <text:p text:style-name="Standard"/>
      <text:p text:style-name="P3">Connection to the management server</text:p>
      <text:p text:style-name="Standard"/>
      <text:p text:style-name="Code_20_block"><text:s text:c="2"/><text:span text:style-name="T4"># management host for this driver</text:span></text:p>
      <text:p text:style-name="Code_20_block"><text:s text:c="2"/>driver-1.jppf.management.host = localhost</text:p>
      <text:p text:style-name="Code_20_block"><text:s text:c="2"/><text:span text:style-name="T4"># management port for this driver</text:span></text:p>
      <text:p text:style-name="Code_20_block"><text:s text:c="2"/>driver-1.jppf.management.port = 11198</text:p>
      <text:p text:style-name="Standard"/>
      <text:p text:style-name="P1">This will allow direct access to the driver's JMX server using the client APIs, unless the client configuration property <text:span text:style-name="Code_20_char">jppf.management.enabled</text:span> is set to <text:span text:style-name="Code_20_char">false</text:span>.</text:p>
      <text:list xml:id="list42667027" text:continue-numbering="true" text:style-name="Outline">
        <text:list-item>
          <text:list>
            <text:list-item>
              <text:list>
                <text:list-item>
                  <text:h text:style-name="Heading_20_3" text:outline-level="3">Using manual configuration and server discovery together</text:h>
                </text:list-item>
              </text:list>
            </text:list-item>
          </text:list>
        </text:list-item>
      </text:list>
      <text:p text:style-name="Standard">It is possible to use the manual server configuration simultaneously with the server discovery, by adding a special driver name, “jppf_discovery” to the list of manually configured drivers:</text:p>
      <text:p text:style-name="Standard"/>
      <text:p text:style-name="Code_20_block"><text:s text:c="2"/><text:span text:style-name="T4"># enable discovery</text:span></text:p>
      <text:p text:style-name="Code_20_block"><text:s text:c="2"/>jppf.discovery.enabled = true</text:p>
      <text:p text:style-name="Code_20_block"><text:s text:c="2"/><text:span text:style-name="T4"># specifiy both discovery and manually configured drivers</text:span></text:p>
      <text:p text:style-name="Code_20_block"><text:s text:c="2"/>jppf.drivers = <text:span text:style-name="T2">jppf_discovery</text:span> driver-1</text:p>
      <text:p text:style-name="Code_20_block"><text:s text:c="2"/><text:span text:style-name="T4"># host for this driver</text:span></text:p>
      <text:p text:style-name="Code_20_block"><text:s text:c="2"/>driver-1.jppf.server.host = my_host</text:p>
      <text:p text:style-name="Code_20_block"><text:s text:c="2"/><text:span text:style-name="T4"># port for this driver</text:span></text:p>
      <text:p text:style-name="Code_20_block"><text:s text:c="2"/>driver-1.jppf.server.port = 11111</text:p>
      <text:list xml:id="list42675525" text:continue-numbering="true" text:style-name="Outline">
        <text:list-item>
          <text:list>
            <text:list-item>
              <text:list>
                <text:list-item>
                  <text:h text:style-name="Heading_20_3" text:outline-level="3">Recovery and failover</text:h>
                </text:list-item>
              </text:list>
            </text:list-item>
          </text:list>
        </text:list-item>
      </text:list>
      <text:p text:style-name="P1">As for the nodes, when the connection to a server is interrupted, the client will automatically attempt to reconnect to the same server. This is configured as follows, with the default values:</text:p>
      <text:p text:style-name="P1"/>
      <text:p text:style-name="Code_20_block"><text:s text:c="2"/><text:span text:style-name="T4"># number of seconds before the first reconnection attempt</text:span><text:line-break/> <text:s/>reconnect.initial.delay = 1<text:line-break/> <text:s/><text:line-break/> <text:s/><text:span text:style-name="T4"># time after which the system stops trying to reconnect, in seconds</text:span><text:line-break/> <text:s/><text:span text:style-name="T4"># a value of zero or less means it never stops</text:span></text:p>
      <text:p text:style-name="Code_20_block"><text:soft-page-break/><text:s text:c="2"/>reconnect.max.time = 60<text:line-break/> <text:s/><text:line-break/> <text:s/><text:span text:style-name="T4"># time between two connection attempts, in seconds</text:span><text:line-break/> <text:s/>reconnect.interval = 1</text:p>
      <text:p text:style-name="P7"/>
      <text:p text:style-name="P7">With these values, we have configured the recovery mechanism such that it will attempt to reconnect to the server after a 1 second delay, for 60 seconds and with connection attemps at 1 second intervals.</text:p>
      <text:list xml:id="list42662879" text:continue-numbering="true" text:style-name="Outline">
        <text:list-item>
          <text:list>
            <text:list-item>
              <text:list>
                <text:list-item>
                  <text:h text:style-name="Heading_20_3" text:outline-level="3">Socket connections idle timeout</text:h>
                </text:list-item>
              </text:list>
            </text:list-item>
          </text:list>
        </text:list-item>
      </text:list>
      <text:p text:style-name="P1">In some environments, a firewall may be configured to automatically close socket connections that have been idle for more than a specified time. This may lead to a situation where a server may be unaware that a node or client was disconnected, and cause one or more jobs to never return. To remedy to that situation, it is possible to configure an idle timeout on either side of the connection, so that the connection can be closed cleanly and grid operations can continue unhindered. This is done via the following property:</text:p>
      <text:p text:style-name="P1"/>
      <text:p text:style-name="Code_20_block"><text:s text:c="2"/>jppf.socket.max-idle = timeout_in_seconds</text:p>
      <text:p text:style-name="P1"/>
      <text:p text:style-name="P1">If the timeout value is less than 10 seconds, then it is considered as no timeout. The default value is -1.</text:p>
      <text:list xml:id="list42656564" text:continue-numbering="true" text:style-name="Outline">
        <text:list-item>
          <text:list>
            <text:list-item>
              <text:list>
                <text:list-item>
                  <text:h text:style-name="Heading_20_3" text:outline-level="3">Local and remote execution</text:h>
                </text:list-item>
              </text:list>
            </text:list-item>
          </text:list>
        </text:list-item>
      </text:list>
      <text:p text:style-name="P1">It is possible for a client to execute jobs locally (i.e. in the client JVM) rather than by submitting them to a server. This feature allows taking advantage of muliple CPUs or cores on the client machine, while using the exact same APIs as for a distributed remote execution. I can also be used for local testing and debugging before performing the “real-life” execution of a job.</text:p>
      <text:p text:style-name="P1"/>
      <text:p text:style-name="P1">Local execution is disabled by default. To enable it, set the following configuration property:</text:p>
      <text:p text:style-name="P1"/>
      <text:p text:style-name="Code_20_block"><text:s text:c="2"/><text:span text:style-name="T4"># enable local job execution; defaults to false</text:span><text:line-break/> <text:s/>jppf.local.execution.enabled = true</text:p>
      <text:p text:style-name="P7"/>
      <text:p text:style-name="P7">Local execution uses a pool of threads, whose size is configured as follows:</text:p>
      <text:p text:style-name="P7"/>
      <text:p text:style-name="Code_20_block"><text:s text:c="2"/><text:span text:style-name="T4"># number of threads to use for local execution</text:span><text:line-break/> <text:s/><text:span text:style-name="T4"># the default value is the number of CPUs or cores available to the JVM</text:span><text:line-break/> <text:s/>jppf.local.execution.threads = 4</text:p>
      <text:p text:style-name="P7"/>
      <text:p text:style-name="P1">It is also possible to mix local and remote execution. This will happen whenever the client is connected to a server and has local execution enabled. In this case, the JPPF client uses an adaptive load-balancing alogrithm to balance the workload between local execution and node-side execution.</text:p>
      <text:p text:style-name="P1"/>
      <text:p text:style-name="P1">Finally, the JPPF client also provides the ability to disable remote execution. This can be useful if you want to test the execution of jobs purely locally, even if the server discovery is enabled or the server connection properties would otherwise point to a live JPPF server. To achieve this, simply configure the following:</text:p>
      <text:p text:style-name="P1"/>
      <text:p text:style-name="Code_20_block"><text:s text:c="2"/><text:span text:style-name="T4"># enable remote job execution; defaults to true</text:span></text:p>
      <text:p text:style-name="Code_20_block"><text:s text:c="2"/>jppf.remote.execution.enabled = false</text:p>
      <text:list xml:id="list42677944" text:continue-numbering="true" text:style-name="Outline">
        <text:list-item>
          <text:list>
            <text:list-item>
              <text:list>
                <text:list-item>
                  <text:h text:style-name="Heading_20_3" text:outline-level="3">Local execution flow</text:h>
                </text:list-item>
              </text:list>
            </text:list-item>
          </text:list>
        </text:list-item>
      </text:list>
      <text:p text:style-name="P1">You can specify how frequently you wish to receive notfiication of locally executed tasks, using either or both of the following parameters:</text:p>
      <text:p text:style-name="P1"/>
      <text:p text:style-name="Code_20_block"><text:s text:c="2"/><text:span text:style-name="T4"># specifies for how many completed tasks to wait until a notification is sent</text:span><text:line-break/> <text:s/>jppf.local.execution.accumulation.size = 4</text:p>
      <text:p text:style-name="Code_20_block"><text:s text:c="2"/></text:p>
      <text:p text:style-name="Code_20_block"><text:s text:c="2"/><text:span text:style-name="T4"># specifies how long to wait before a notification is sent</text:span></text:p>
      <text:p text:style-name="Code_20_block"><text:span text:style-name="T4"><text:s text:c="2"/># (if any task has completed)</text:span><text:line-break/> <text:s/>jppf.local.execution.accumulation.time = 100</text:p>
      <text:p text:style-name="Code_20_block"><text:s text:c="2"/><text:span text:style-name="T4"># Specifies the time unit:</text:span></text:p>
      <text:p text:style-name="Code_20_block"><text:span text:style-name="T4"><text:s text:c="2"/># <text:s text:c="2"/>n = nanoseconds <text:s text:c="7"/>M = minutes</text:span><text:line-break/><text:span text:style-name="T4"> <text:s/># <text:s text:c="2"/>m = milliseconds <text:s text:c="6"/>h = hours</text:span><text:line-break/><text:span text:style-name="T4"> <text:s/># <text:s text:c="2"/>s = seconds <text:s text:c="11"/>d = days</text:span><text:line-break/> <text:s/>jppf.local.execution.accumulation.unit = m</text:p>
      <text:p text:style-name="P7"/>
      <text:p text:style-name="P7">If both accumulation time and size are used at the same time, a notification will be sent whenever the size is reached, or the time is reached, whichever happens first. If neither is specified, the tasks wil be returned all at once.</text:p>
      <text:p text:style-name="P7"/>
      <text:list xml:id="list42653394" text:continue-numbering="true" text:style-name="Outline">
        <text:list-item>
          <text:list>
            <text:list-item>
              <text:list>
                <text:list-item>
                  <text:h text:style-name="P19" text:outline-level="3">Load-balancing in the client</text:h>
                </text:list-item>
              </text:list>
            </text:list-item>
          </text:list>
        </text:list-item>
      </text:list>
      <text:p text:style-name="P1">The JPPF client allows load balancing between local and remote execution. The load balancing configuration is exactly the same as for the driver, which means it uses exactly the same configuration properties, algorithms, parameters, etc...</text:p>
      <text:p text:style-name="P1">Please refer to the <text:a xlink:type="simple" xlink:href="#1.3.6.Load-balancing|outline">driver load-balancing configuration</text:a> section for the configuration details. The default configuration, if none is provided, is equivalent to the following:</text:p>
      <text:p text:style-name="P1"/>
      <text:p text:style-name="Code_20_block"><text:s text:c="2"/><text:span text:style-name="T4"># name of the load balancing algorithm</text:span></text:p>
      <text:p text:style-name="Code_20_block"><text:s text:c="2"/>jppf.load.balancing.algorithm = proportional</text:p>
      <text:p text:style-name="P9"><text:s text:c="2"/># name of the set of parameter values (aka profile) to use for the algorithm</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text:p>
      <text:p text:style-name="P1"/>
      <text:p text:style-name="P1">Also note that the load balancing is active even if only remote execution is available. This has an impact on how tasks within a job will be sent tot he server. For instance, if the “manual” algorithm is configured, with a size of 1, this means the tasks in a job will be sent one at a time.</text:p>
      <text:list xml:id="list42647816" text:continue-numbering="true" text:style-name="Outline">
        <text:list-item>
          <text:list>
            <text:list-item>
              <text:list>
                <text:list-item>
                  <text:h text:style-name="Heading_20_3" text:outline-level="3">Full client configuration file (default values)</text:h>
                </text:list-item>
              </text:list>
            </text:list-item>
          </text:list>
        </text:list-item>
      </text:list>
      <text:p text:style-name="Code_20_block"><text:s text:c="2"/><text:span text:style-name="T4"># list of drivers this client may connect to</text:span></text:p>
      <text:p text:style-name="Code_20_block"><text:s text:c="2"/>jppf.drivers = driver-1 driver-2</text:p>
      <text:p text:style-name="Code_20_block"><text:s text:c="2"/></text:p>
      <text:p text:style-name="Code_20_block"><text:s text:c="2"/><text:span text:style-name="T4"># host name, or ip address, of the host the JPPF driver is running on</text:span></text:p>
      <text:p text:style-name="Code_20_block"><text:s text:c="2"/>driver-1.jppf.server.host = localhost</text:p>
      <text:p text:style-name="Code_20_block"><text:s text:c="2"/><text:span text:style-name="T4"># port number for the class server that performs remote class loading</text:span></text:p>
      <text:p text:style-name="Code_20_block"><text:s text:c="2"/>driver-1.jppf.server.port = 11111</text:p>
      <text:p text:style-name="Code_20_block"><text:s text:c="2"/><text:span text:style-name="T4"># priority given to the driver connection</text:span></text:p>
      <text:p text:style-name="Code_20_block"><text:s text:c="2"/>driver-1.priority = 0</text:p>
      <text:p text:style-name="Code_20_block"><text:s text:c="2"/><text:span text:style-name="T4"># connection poool size</text:span></text:p>
      <text:p text:style-name="Code_20_block"><text:s text:c="2"/>driver-1.jppf.pool.size = 1</text:p>
      <text:p text:style-name="Code_20_block"><text:s text:c="2"/></text:p>
      <text:p text:style-name="Code_20_block"><text:s text:c="2"/><text:span text:style-name="T4"># host name for the management server</text:span></text:p>
      <text:p text:style-name="Code_20_block"><text:s text:c="2"/>driver-1.jppf.management.host = localhost</text:p>
      <text:p text:style-name="Code_20_block"><text:s text:c="2"/><text:span text:style-name="T4"># port number for the management server</text:span></text:p>
      <text:p text:style-name="Code_20_block"><text:s text:c="2"/>driver-1.jppf.management.port = 11198</text:p>
      <text:p text:style-name="Code_20_block"><text:s text:c="2"/></text:p>
      <text:p text:style-name="Code_20_block"><text:s text:c="2"/><text:span text:style-name="T4"># configuration for driver-2</text:span></text:p>
      <text:p text:style-name="Code_20_block"><text:s text:c="2"/>driver-2.jppf.server.host = my.host.com</text:p>
      <text:p text:style-name="Code_20_block"><text:s text:c="2"/>driver-2.jppf.server.port = 11121</text:p>
      <text:p text:style-name="Code_20_block"><text:s text:c="2"/>driver-2.jppf.management.port = 12003</text:p>
      <text:p text:style-name="Code_20_block"><text:s text:c="2"/>driver-2.priority = 10</text:p>
      <text:p text:style-name="Code_20_block"><text:s text:c="2"/>driver-2.jppf.pool.size = 1</text:p>
      <text:p text:style-name="Code_20_block"><text:s text:c="2"/></text:p>
      <text:p text:style-name="Code_20_block"><text:s text:c="2"/><text:span text:style-name="T4"># enable/disable automatic discovery of JPPF drivers</text:span></text:p>
      <text:p text:style-name="Code_20_block"><text:s text:c="2"/>jppf.discovery.enabled = true</text:p>
      <text:p text:style-name="Code_20_block"><text:s text:c="2"/><text:span text:style-name="T4"># UDP multicast group to which drivers broadcast their connection parameters</text:span></text:p>
      <text:p text:style-name="Code_20_block"><text:s text:c="2"/>jppf.discovery.group = 230.0.0.1</text:p>
      <text:p text:style-name="Code_20_block"><text:s text:c="2"/><text:span text:style-name="T4"># UDP multicast port to which drivers broadcast their connection parameters</text:span></text:p>
      <text:p text:style-name="Code_20_block"><text:s text:c="2"/>jppf.discovery.port = 11111</text:p>
      <text:p text:style-name="Code_20_block"><text:s text:c="2"/></text:p>
      <text:p text:style-name="Code_20_block"><text:s text:c="2"/><text:span text:style-name="T4"># automatic recovery: number of seconds before the first reconnection attempt</text:span></text:p>
      <text:p text:style-name="Code_20_block"><text:s text:c="2"/>reconnect.initial.delay = 1</text:p>
      <text:p text:style-name="Code_20_block"><text:s text:c="2"/><text:span text:style-name="T4"># time after which the system stops trying to reconnect, in seconds</text:span></text:p>
      <text:p text:style-name="Code_20_block"><text:s text:c="2"/>reconnect.max.time = 5</text:p>
      <text:p text:style-name="Code_20_block"><text:s text:c="2"/><text:span text:style-name="T4"># automatic recovery: time between two connection attempts, in seconds</text:span></text:p>
      <text:p text:style-name="Code_20_block"><text:s text:c="2"/>reconnect.interval = 1</text:p>
      <text:p text:style-name="Code_20_block"><text:s text:c="2"/></text:p>
      <text:p text:style-name="Code_20_block"><text:s text:c="2"/><text:span text:style-name="T4"># enable/disable local job execution; defaults to false</text:span><text:line-break/> <text:s/>jppf.local.execution.enabled = false</text:p>
      <text:p text:style-name="Code_20_block"><text:s text:c="2"/><text:span text:style-name="T4"># number of threads to use for local execution</text:span><text:line-break/> <text:s/>jppf.local.execution.threads = 4</text:p>
      <text:p text:style-name="Code_20_block"><text:s text:c="2"/><text:span text:style-name="T4"># specifies for how many completed tasks to wait before a notification is sent</text:span><text:line-break/> <text:s/>jppf.local.execution.accumulation.size = 4</text:p>
      <text:p text:style-name="Code_20_block"><text:s text:c="2"/><text:span text:style-name="T4"># how long to wait before a notification is sent</text:span></text:p>
      <text:p text:style-name="Code_20_block"><text:soft-page-break/><text:s text:c="2"/>jppf.local.execution.accumulation.time = 100</text:p>
      <text:p text:style-name="Code_20_block"><text:s text:c="2"/><text:span text:style-name="T4"># the time unit</text:span></text:p>
      <text:p text:style-name="Code_20_block"><text:s text:c="2"/>jppf.local.execution.accumulation.unit = m</text:p>
      <text:p text:style-name="Code_20_block"><text:s text:c="2"/></text:p>
      <text:p text:style-name="Code_20_block"><text:s text:c="2"/><text:span text:style-name="T4"># name of the load balancing algorithm</text:span></text:p>
      <text:p text:style-name="Code_20_block"><text:s text:c="2"/>jppf.load.balancing.algorithm = proportional</text:p>
      <text:p text:style-name="P9"><text:s text:c="2"/># name of the set of parameter values (aka profile) to use for the algorithm</text:p>
      <text:p text:style-name="Code_20_block"><text:s text:c="2"/>jppf.load.balancing.strategy = test</text:p>
      <text:p text:style-name="Code_20_block"><text:s text:c="2"/><text:span text:style-name="T4"># "proportional" profile</text:span></text:p>
      <text:p text:style-name="Code_20_block"><text:s text:c="2"/>strategy.test.performanceCacheSize = 2000</text:p>
      <text:p text:style-name="Code_20_block"><text:s text:c="2"/>strategy.test.proportionalityFactor = 1</text:p>
      <text:p text:style-name="Code_20_block"><text:s text:c="2"/>strategy.test.initialSize = 10</text:p>
      <text:p text:style-name="Code_20_block"><text:s text:c="2"/>strategy.test.initialMeanTime = 1e9 <text:s/></text:p>
      <text:p text:style-name="P7"/>
      <text:p text:style-name="P7"/>
      <text:list xml:id="list42668937" text:continue-numbering="true" text:style-name="Outline">
        <text:list-item>
          <text:list>
            <text:list-item>
              <text:h text:style-name="P15" text:outline-level="2">Configuring SSL/TLS communications</text:h>
            </text:list-item>
          </text:list>
        </text:list-item>
      </text:list>
      <text:p text:style-name="P7"/>
      <text:p text:style-name="P1">A JPPF grid has the ability to use secure connections between its components. This is done by using the SSL/TLS protocols over network connections, and provides security services such as peer authentication, data encryption and data integrity. This documentation aims at describing how to configure secure connections between JPPF servers, nodes and clients. If you wish to learn details of the SSL/TLS protocols in Java, our recommendation is to read about this in the <text:a xlink:type="simple" xlink:href="http://docs.oracle.com/javase/6/docs/technotes/guides/security/jsse/JSSERefGuide.html">Java Secure Socket Extension (JSSE) Reference Guide</text:a>.</text:p>
      <text:p text:style-name="P1"/>
      <text:p text:style-name="P1">Additionally, all downloadable JPPF components now come with a predefined set of SSL configuration files, which can be used <text:span text:style-name="T1">as-is for testing purposes</text:span>. These files notably include a truststore and a keystore containing self-signed certificates and private keys. For real-world secure connectivity in JPPF, you will have to provide your own key- and trust- stores, with <text:s text:c="2"/>the proper certificate chains, validated by trusted certificate authorities.</text:p>
      <text:list xml:id="list42653328" text:continue-numbering="true" text:style-name="Outline">
        <text:list-item>
          <text:list>
            <text:list-item>
              <text:list>
                <text:list-item>
                  <text:h text:style-name="Heading_20_3" text:outline-level="3">Enabling secure connectivity</text:h>
                  <text:list>
                    <text:list-item>
                      <text:h text:style-name="Heading_20_4" text:outline-level="4">In the nodes and clients</text:h>
                    </text:list-item>
                  </text:list>
                </text:list-item>
              </text:list>
            </text:list-item>
          </text:list>
        </text:list-item>
      </text:list>
      <text:p text:style-name="P1">Nodes and clients use either secure connections, or non-secure connections, but not both at the same time. Thus, this is determined from a single configuration property in their respective configuration file:</text:p>
      <text:p text:style-name="P1"/>
      <text:p text:style-name="Code_20_block"><text:s text:c="2"/><text:span text:style-name="T4"># Enable SSL. Default value is false (disabled).</text:span></text:p>
      <text:p text:style-name="P9"><text:s text:c="2"/># If enabled, only SSL/TLS connections are established</text:p>
      <text:p text:style-name="Code_20_block"><text:s text:c="2"/>jppf.ssl.enabled = true</text:p>
      <text:p text:style-name="P1"/>
      <text:p text:style-name="P1">For a node, this also means that its embedded JMX server will only accept secure connections. Apart from the SSL configuration itself, no other properties are required to enable secure connections: the hosts and ports defined in the configuration or via server discovery will be assumed to be secure. If they are not, no connection will be possible.</text:p>
      <text:list xml:id="list42652694" text:continue-numbering="true" text:style-name="Outline">
        <text:list-item>
          <text:list>
            <text:list-item>
              <text:list>
                <text:list-item>
                  <text:list>
                    <text:list-item>
                      <text:h text:style-name="Heading_20_4" text:outline-level="4">In the servers</text:h>
                    </text:list-item>
                  </text:list>
                </text:list-item>
              </text:list>
            </text:list-item>
          </text:list>
        </text:list-item>
      </text:list>
      <text:p text:style-name="P1">A JPPF server has the ability to accept both secure and non-secure connections, i.e. this is not a single on/off switch as for nodes and clients. Additionally, there are 3 areas of a JPPF server that can be configured separately: “standard” connections from nodes and clients (grid jobs handling and distributed class loader), connections to other servers and embedded JMX server. These are configured via the following properties in the server's configuration file:</text:p>
      <text:p text:style-name="P1"/>
      <text:p text:style-name="P9"><text:s text:c="2"/># Port number to which the server listens for secure connections, defaults to 11443</text:p>
      <text:p text:style-name="P9"><text:s text:c="2"/># A negative value indicates that no secure connection is accepted</text:p>
      <text:p text:style-name="Code_20_block"><text:s text:c="2"/>jppf.ssl.server.port = 11443</text:p>
      <text:p text:style-name="Code_20_block"><text:s text:c="2"/></text:p>
      <text:p text:style-name="Code_20_block"><text:s text:c="2"/><text:span text:style-name="T4"># toggle to enable secure connections to remote peer servers, defaults to false</text:span></text:p>
      <text:p text:style-name="Code_20_block"><text:s text:c="2"/>jppf.peer.ssl.enabled = true</text:p>
      <text:p text:style-name="Code_20_block"><text:s text:c="2"/></text:p>
      <text:p text:style-name="Code_20_block"><text:s text:c="2"/><text:span text:style-name="T4"># Enabling JMX features via secure connections, defaults to false</text:span></text:p>
      <text:p text:style-name="Code_20_block"><text:s text:c="2"/>jppf.management.ssl.enabled = true</text:p>
      <text:p text:style-name="P1"/>
      <text:p text:style-name="P1">Please note that <text:span text:style-name="Code_20_char">jppf.ssl.server.port</text:span> (secure port) comes in addition to <text:span text:style-name="Code_20_char">jppf.server.port</text:span> (non secure) and that both can be used together. For instance, if you wish to only accept secure connections, you will have to disable the non-secure connection by specifying a negative port number:</text:p>
      <text:p text:style-name="P1"/>
      <text:p text:style-name="Code_20_block"><text:s text:c="2"/><text:span text:style-name="T4"># disable non-secure connections</text:span></text:p>
      <text:p text:style-name="Code_20_block"><text:s text:c="2"/>jppf.server.port = <text:span text:style-name="T3">-1</text:span></text:p>
      <text:p text:style-name="Code_20_block"><text:s text:c="2"/><text:span text:style-name="T4"># enable secure connections</text:span></text:p>
      <text:p text:style-name="Code_20_block"><text:s text:c="2"/>jppf.ssl.server.port = 11443</text:p>
      <text:p text:style-name="P1"/>
      <text:p text:style-name="P8">As for the non-secure port, assigning a value of 0 will cause JPPF to dynamically allocate a valid port number.</text:p>
      <text:p text:style-name="P1"/>
      <text:p text:style-name="P1">In a similar way you can use either JMX secure or non-secure connections, or both:</text:p>
      <text:p text:style-name="P1"/>
      <text:p text:style-name="Code_20_block"><text:s text:c="2"/><text:span text:style-name="T4"># Enabling JMX via non-secure connections, defaults to true</text:span></text:p>
      <text:p text:style-name="Code_20_block"><text:s text:c="2"/>jppf.management.enabled = false</text:p>
      <text:p text:style-name="Code_20_block"><text:s text:c="2"/><text:span text:style-name="T4"># Enabling JMX via secure connections, defaults to false</text:span></text:p>
      <text:p text:style-name="Code_20_block"><text:s text:c="2"/>jppf.management.ssl.enabled = true</text:p>
      <text:p text:style-name="Code_20_block"><text:s text:c="2"/><text:span text:style-name="T4"># Secure JMX server port</text:span></text:p>
      <text:p text:style-name="Code_20_block"><text:s text:c="2"/>jppf.management.ssl.port = 11193</text:p>
      <text:list xml:id="list42657066" text:continue-numbering="true" text:style-name="Outline">
        <text:list-item>
          <text:list>
            <text:list-item>
              <text:list>
                <text:list-item>
                  <text:h text:style-name="Heading_20_3" text:outline-level="3"><text:soft-page-break/>Locating the SSL configuration</text:h>
                </text:list-item>
              </text:list>
            </text:list-item>
          </text:list>
        </text:list-item>
      </text:list>
      <text:p text:style-name="P1">The SSL configuration is loaded separately from the JPPF configuration itself. The effect of this is that it is harder to find for a remote application, and it will not appear in the JPPF monitoring tools and APIs, the goal being to avoid providing information about how JPPF is secured, which would defeat the purpose of securing it in the first place.</text:p>
      <text:list xml:id="list42646699" text:continue-numbering="true" text:style-name="Outline">
        <text:list-item>
          <text:list>
            <text:list-item>
              <text:list>
                <text:list-item>
                  <text:list>
                    <text:list-item>
                      <text:h text:style-name="Heading_20_4" text:outline-level="4">Configuration as a file or classpath resource</text:h>
                    </text:list-item>
                  </text:list>
                </text:list-item>
              </text:list>
            </text:list-item>
          </text:list>
        </text:list-item>
      </text:list>
      <text:p text:style-name="P1">To specify the location of the SSL configuration as a file, you can use the <text:span text:style-name="Code_20_char">jppf.ssl.configuration.file</text:span> property in the JPPF configuration file of the driver, node or client:</text:p>
      <text:p text:style-name="P1"/>
      <text:p text:style-name="Code_20_block"><text:s text:c="2"/><text:span text:style-name="T4"># location of the SSL configuration in the file system or classpath</text:span></text:p>
      <text:p text:style-name="Code_20_block"><text:s text:c="2"/>jppf.ssl.configuration.file = config/ssl/ssl.properties</text:p>
      <text:p text:style-name="P1"/>
      <text:p text:style-name="P1">The lookup for the specified file or resource is performed first in the file system, then in the classpath. This allows you for instance to embed a configuration file in a jar file, with the possibility to override it with another file.</text:p>
      <text:p text:style-name="P1"/>
      <text:p text:style-name="P1">Relative paths are relative to the current working directory as specified by <text:span text:style-name="Code_20_char">System.getProperty("user.dir")</text:span>.</text:p>
      <text:list xml:id="list42655456" text:continue-numbering="true" text:style-name="Outline">
        <text:list-item>
          <text:list>
            <text:list-item>
              <text:list>
                <text:list-item>
                  <text:list>
                    <text:list-item>
                      <text:h text:style-name="Heading_20_4" text:outline-level="4">Configuration as an external source</text:h>
                    </text:list-item>
                  </text:list>
                </text:list-item>
              </text:list>
            </text:list-item>
          </text:list>
        </text:list-item>
      </text:list>
      <text:p text:style-name="P1">JPPF provides a more sophisticated way to locate its SSL configuration, which requires the implementation of a specific plugin. This is useful in situations where a configuration file is not considered secure enough, or if you need to load the configuration from a centralized location, for instance if you run JPPF in a cloud environment and want to fetch the configuration via a cloud storage facility such as Amazon's S3.</text:p>
      <text:p text:style-name="P1"/>
      <text:p text:style-name="P1">This is done via the <text:span text:style-name="Code_20_char">jppf.ssl.configuration.source</text:span> property:</text:p>
      <text:p text:style-name="P1"/>
      <text:p text:style-name="P9"><text:s text:c="2"/># SSL configuration as an arbitrary source. Value is the fully qualified name</text:p>
      <text:p text:style-name="P9"><text:s text:c="2"/># of an implementation of java.util.concurrent.Callable&lt;InputStream&gt; with optional</text:p>
      <text:p text:style-name="P9"><text:s text:c="2"/># space-separated arguments</text:p>
      <text:p text:style-name="Code_20_block"><text:s text:c="2"/>jppf.ssl.configuration.source = implementation_of_Callable&lt;InputStream&gt; arg1 ... argN</text:p>
      <text:p text:style-name="P1"/>
      <text:p text:style-name="P1">where <text:span text:style-name="Code_20_char"><text:span text:style-name="T1">implementation_of_Callable&lt;InputStream&gt;</text:span></text:span> is the fully qualified name of a class which implements the interface <text:a xlink:type="simple" xlink:href="http://docs.oracle.com/javase/6/docs/api/index.html?java/util/concurrent/Callable.html">Callable</text:a>&lt;<text:a xlink:type="simple" xlink:href="http://docs.oracle.com/javase/6/docs/api/index.html?java/io/InputStream.html">InputStream</text:a>&gt; and which must have either a noarg constructor, or a (String...args) vararg constructor.</text:p>
      <text:p text:style-name="P1"/>
      <text:p text:style-name="P1">For example, the predefined JPPF plugin <text:a xlink:type="simple" xlink:href="http://www.jppf.org/api-3/index.html?org/jppf/ssl/FileStoreSource.html"><text:span text:style-name="Code_20_char">FileStoreSource</text:span></text:a> is implemented as follows:</text:p>
      <text:p text:style-name="P1"/>
      <text:p text:style-name="Code_20_block"><text:s text:c="2"/>package org.jppf.ssl;</text:p>
      <text:p text:style-name="Code_20_block"/>
      <text:p text:style-name="Code_20_block"><text:s text:c="2"/>import java.io.InputStream;</text:p>
      <text:p text:style-name="Code_20_block"><text:s text:c="2"/>import java.util.concurrent.Callable;</text:p>
      <text:p text:style-name="Code_20_block"><text:s text:c="2"/>import org.jppf.utils.FileUtils;</text:p>
      <text:p text:style-name="Code_20_block"><text:s text:c="2"/></text:p>
      <text:p text:style-name="Code_20_block"><text:s text:c="2"/><text:span text:style-name="T4">// A secure store source that uses a file as source</text:span></text:p>
      <text:p text:style-name="Code_20_block"><text:s text:c="2"/>public class FileStoreSource implements Callable&lt;InputStream&gt; {</text:p>
      <text:p text:style-name="Code_20_block"><text:s text:c="2"/></text:p>
      <text:p text:style-name="Code_20_block"><text:s text:c="4"/><text:span text:style-name="T4">// Optional arguments that may be specified in the configuration</text:span></text:p>
      <text:p text:style-name="Code_20_block"><text:s text:c="4"/>private final String[] args;</text:p>
      <text:p text:style-name="Code_20_block"><text:s text:c="2"/></text:p>
      <text:p text:style-name="Code_20_block"><text:s text:c="4"/>public FileStoreSource(final String... args) throws Exception {</text:p>
      <text:p text:style-name="Code_20_block"><text:s text:c="6"/>this.args = args;</text:p>
      <text:p text:style-name="Code_20_block"><text:s text:c="6"/>if ((args == null) || (args.length == 0))</text:p>
      <text:p text:style-name="Code_20_block"><text:s text:c="8"/>throw new SSLConfigurationException("missing parameter: file path");</text:p>
      <text:p text:style-name="Code_20_block"><text:s text:c="4"/>}</text:p>
      <text:p text:style-name="Code_20_block"><text:s text:c="2"/></text:p>
      <text:p text:style-name="Code_20_block"><text:s text:c="4"/>@Override</text:p>
      <text:p text:style-name="Code_20_block"><text:s text:c="4"/>public InputStream call() throws Exception {</text:p>
      <text:p text:style-name="Code_20_block"><text:s text:c="6"/><text:span text:style-name="T4">// lookup in the file system, then in the classpath</text:span></text:p>
      <text:p text:style-name="Code_20_block"><text:s text:c="6"/>InputStream is = FileUtils.getFileInputStream(args[0]);</text:p>
      <text:p text:style-name="Code_20_block"><text:s text:c="6"/>if (is == null)</text:p>
      <text:p text:style-name="Code_20_block"><text:s text:c="8"/>throw new SSLConfigurationException("could not find file " + args[0]); </text:p>
      <text:p text:style-name="Code_20_block"><text:s text:c="6"/>return is;</text:p>
      <text:p text:style-name="Code_20_block"><text:s text:c="4"/>}</text:p>
      <text:p text:style-name="Code_20_block"><text:s text:c="2"/>}</text:p>
      <text:p text:style-name="P1"/>
      <text:p text:style-name="P1">We can then use it in the configuration:</text:p>
      <text:p text:style-name="P1"/>
      <text:p text:style-name="Code_20_block"><text:s text:c="2"/>jppf.ssl.configuration.source = org.jppf.ssl.FileStoreSource config/ssl/ssl.properties</text:p>
      <text:p text:style-name="P1"><text:soft-page-break/></text:p>
      <text:p text:style-name="P1">which is in fact equivalent to:</text:p>
      <text:p text:style-name="P1"/>
      <text:p text:style-name="Code_20_block"><text:s text:c="2"/>jppf.ssl.configuration.file = config/ssl/ssl.properties</text:p>
      <text:list xml:id="list42656588" text:continue-numbering="true" text:style-name="Outline">
        <text:list-item>
          <text:list>
            <text:list-item>
              <text:list>
                <text:list-item>
                  <text:h text:style-name="Heading_20_3" text:outline-level="3">SSL configuration properties</text:h>
                </text:list-item>
              </text:list>
            </text:list-item>
          </text:list>
        </text:list-item>
      </text:list>
      <text:p text:style-name="Standard">These properties are defined in the SSL configuration file and represent the information required to create and initialize <text:s/><text:a xlink:type="simple" xlink:href="http://docs.oracle.com/javase/6/docs/api/index.html?javax/net/ssl/SSLContext.html"><text:span text:style-name="Code_20_char">SSLContext</text:span></text:a>, <text:a xlink:type="simple" xlink:href="http://docs.oracle.com/javase/6/docs/api/index.html?javax/net/ssl/SSLSocket.html"><text:span text:style-name="Code_20_char">SSLSocket</text:span></text:a> and <text:a xlink:type="simple" xlink:href="http://docs.oracle.com/javase/6/docs/api/index.html?javax/net/ssl/SSLEngine.html"><text:span text:style-name="Code_20_char">SSLEngine</text:span></text:a> objects.</text:p>
      <text:list xml:id="list42673506" text:continue-numbering="true" text:style-name="Outline">
        <text:list-item>
          <text:list>
            <text:list-item>
              <text:list>
                <text:list-item>
                  <text:list>
                    <text:list-item>
                      <text:h text:style-name="Heading_20_4" text:outline-level="4">SSLContext protocol</text:h>
                    </text:list-item>
                  </text:list>
                </text:list-item>
              </text:list>
            </text:list-item>
          </text:list>
        </text:list-item>
      </text:list>
      <text:p text:style-name="P1">This is the protocol name used in <text:a xlink:type="simple" xlink:href="http://docs.oracle.com/javase/6/docs/api/javax/net/ssl/SSLContext.html#getInstance(java.lang.String)"><text:span text:style-name="Code_20_char">SSLContext.getInstance(String protocol)</text:span></text:a>. It is defined as:</text:p>
      <text:p text:style-name="P1"/>
      <text:p text:style-name="Code_20_block"><text:s text:c="2"/><text:span text:style-name="T4"># SSLContext protocol, defaults to SSL</text:span></text:p>
      <text:p text:style-name="Code_20_block"><text:s text:c="2"/>jppf.ssl.context.protocol = SSL</text:p>
      <text:p text:style-name="P1"/>
      <text:p text:style-name="P1">A list of valid protocol names is available <text:a xlink:type="simple" xlink:href="http://docs.oracle.com/javase/6/docs/technotes/guides/security/StandardNames.html#SSLContext">here</text:a>.</text:p>
      <text:list xml:id="list42663892" text:continue-numbering="true" text:style-name="Outline">
        <text:list-item>
          <text:list>
            <text:list-item>
              <text:list>
                <text:list-item>
                  <text:list>
                    <text:list-item>
                      <text:h text:style-name="Heading_20_4" text:outline-level="4">Enabled protocol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Protocols()"><text:span text:style-name="Code_20_char">SSLEngine.getEnabledProtocols()</text:span></text:a>. It is defined as a list of space-separated names:</text:p>
      <text:p text:style-name="P1"/>
      <text:p text:style-name="Code_20_block"><text:s text:c="2"/><text:span text:style-name="T4"># list of space-separated enabled protocols</text:span></text:p>
      <text:p text:style-name="Code_20_block"><text:s text:c="2"/>jppf.ssl.protocols = SSLv2Hello SSLv3</text:p>
      <text:p text:style-name="P1"/>
      <text:p text:style-name="P1">A list of valid protocol versions is available <text:a xlink:type="simple" xlink:href="http://docs.oracle.com/javase/6/docs/technotes/guides/security/SunProviders.html#SunJSSEProvider">here</text:a>.</text:p>
      <text:list xml:id="list42672719" text:continue-numbering="true" text:style-name="Outline">
        <text:list-item>
          <text:list>
            <text:list-item>
              <text:list>
                <text:list-item>
                  <text:list>
                    <text:list-item>
                      <text:h text:style-name="Heading_20_4" text:outline-level="4">Enabled cipher suites</text:h>
                    </text:list-item>
                  </text:list>
                </text:list-item>
              </text:list>
            </text:list-item>
          </text:list>
        </text:list-item>
      </text:list>
      <text:p text:style-name="P1">This is the list of supported protocol versions, such as returned by <text:a xlink:type="simple" xlink:href="http://docs.oracle.com/javase/6/docs/api/javax/net/ssl/SSLEngine.html#getEnabledCipherSuites()"><text:span text:style-name="Code_20_char">SSLEngine.getEnabledCipherSuites()</text:span></text:a>. It is defined as a list of space-separated names:</text:p>
      <text:p text:style-name="P1"/>
      <text:p text:style-name="Code_20_block"><text:s text:c="2"/><text:span text:style-name="T4"># enabled cipher suites as a list of space-separated values</text:span></text:p>
      <text:p text:style-name="Code_20_block"><text:s text:c="2"/>jppf.ssl.cipher.suites = SSL_RSA_WITH_RC4_128_MD5 SSL_RSA_WITH_RC4_128_SHA</text:p>
      <text:p text:style-name="P1"/>
      <text:p text:style-name="P1">A list of supported cipher suites is available <text:a xlink:type="simple" xlink:href="http://docs.oracle.com/javase/6/docs/technotes/guides/security/StandardNames.html#SupportedCipherSuites">here</text:a>.</text:p>
      <text:list xml:id="list42674581" text:continue-numbering="true" text:style-name="Outline">
        <text:list-item>
          <text:list>
            <text:list-item>
              <text:list>
                <text:list-item>
                  <text:list>
                    <text:list-item>
                      <text:h text:style-name="Heading_20_4" text:outline-level="4">Client authentication</text:h>
                    </text:list-item>
                  </text:list>
                </text:list-item>
              </text:list>
            </text:list-item>
          </text:list>
        </text:list-item>
      </text:list>
      <text:p text:style-name="P1">The client authentication mode is determined by calling the methods <text:a xlink:type="simple" xlink:href="http://docs.oracle.com/javase/6/docs/api/javax/net/ssl/SSLEngine.html#getWantClientAuth()"><text:span text:style-name="Code_20_char">SSLEngine.getWantClientAuth()</text:span></text:a><text:span text:style-name="Code_20_char"> </text:span>and <text:a xlink:type="simple" xlink:href="http://docs.oracle.com/javase/6/docs/api/javax/net/ssl/SSLEngine.html#getNeedClientAuth()"><text:span text:style-name="Code_20_char">SSLEngine.getNeedClientAuth()</text:span></text:a>. It is defined as:</text:p>
      <text:p text:style-name="P1"/>
      <text:p text:style-name="Code_20_block"><text:s text:c="2"/><text:span text:style-name="T4"># client authentication mode</text:span></text:p>
      <text:p text:style-name="P9"><text:s text:c="2"/># possible values: none | want | need</text:p>
      <text:p text:style-name="Code_20_block"><text:s text:c="2"/>jppf.ssl.client.auth = none</text:p>
      <text:list xml:id="list42662672" text:continue-numbering="true" text:style-name="Outline">
        <text:list-item>
          <text:list>
            <text:list-item>
              <text:list>
                <text:list-item>
                  <text:list>
                    <text:list-item>
                      <text:h text:style-name="Heading_20_4" text:outline-level="4">Key store and associated password</text:h>
                    </text:list-item>
                  </text:list>
                </text:list-item>
              </text:list>
            </text:list-item>
          </text:list>
        </text:list-item>
      </text:list>
      <text:p text:style-name="P1">As for the location of the SSL configuration, there are two ways to specify the location of a keystore:</text:p>
      <text:p text:style-name="P1"/>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an implementation of Callable&lt;InputStream&gt; with optional space-separated arguments</text:span></text:p>
      <text:p text:style-name="Code_20_block"><text:s text:c="2"/>jppf.ssl.keytstore.source = org.jppf.ssl.FileStoreSource config/ssl/keystore.ks</text:p>
      <text:p text:style-name="P1"/>
      <text:p text:style-name="P1">Note that, if both properties are defined, JPPF will first attempt to load the key store from the defined source, then from the specified file path.</text:p>
      <text:p text:style-name="P1"/>
      <text:p text:style-name="P1">In a similar fashion, there are two ways to specify the key store's password: either as a clear text password, or as a password source. This can be done as follows:</text:p>
      <text:p text:style-name="P1"/>
      <text:p text:style-name="Code_20_block"><text:s text:c="2"/><text:span text:style-name="T4"># keystore password in clear text</text:span></text:p>
      <text:p text:style-name="Code_20_block"><text:s text:c="2"/>jppf.ssl.key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tional parameters</text:span></text:p>
      <text:p text:style-name="Code_20_block"><text:s text:c="2"/>jppf.ssl.keystore.password.source = org.jppf.ssl.PlainTextPassword password</text:p>
      <text:list xml:id="list42661478" text:continue-numbering="true" text:style-name="Outline">
        <text:list-item>
          <text:list>
            <text:list-item>
              <text:list>
                <text:list-item>
                  <text:list>
                    <text:list-item>
                      <text:h text:style-name="Heading_20_4" text:outline-level="4"><text:soft-page-break/>Trust store and associated password</text:h>
                    </text:list-item>
                  </text:list>
                </text:list-item>
              </text:list>
            </text:list-item>
          </text:list>
        </text:list-item>
      </text:list>
      <text:p text:style-name="P1">The trust store and its password are defined in the same way as for the key store:</text:p>
      <text:p text:style-name="P1"/>
      <text:p text:style-name="Code_20_block"><text:s text:c="2"/><text:span text:style-name="T4"># path to the trust store on the file system</text:span></text:p>
      <text:p text:style-name="Code_20_block"><text:s text:c="2"/>jppf.ssl.truststore.file = config/ssl/truststore.ks</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p>
      <text:p text:style-name="Code_20_block"><text:s text:c="2"/><text:span text:style-name="T4"># keystore password in clear text</text:span></text:p>
      <text:p text:style-name="Code_20_block"><text:s text:c="2"/>jppf.ssl.truststore.password = password</text:p>
      <text:p text:style-name="Code_20_block"><text:s text:c="2"/><text:span text:style-name="T4"># keystore password from an arbitrary source</text:span></text:p>
      <text:p text:style-name="Code_20_block"><text:s text:c="2"/><text:span text:style-name="T4"># the source is an implementation of Callable&lt;char[]&gt; with opptional parameters</text:span></text:p>
      <text:p text:style-name="Code_20_block"><text:s text:c="2"/>jppf.ssl.truststore.password.source = org.jppf.ssl.PlainTextPassword password</text:p>
      <text:list xml:id="list42664959" text:continue-numbering="true" text:style-name="Outline">
        <text:list-item>
          <text:list>
            <text:list-item>
              <text:list>
                <text:list-item>
                  <text:h text:style-name="Heading_20_3" text:outline-level="3">Full SSL configuration example</text:h>
                </text:list-item>
              </text:list>
            </text:list-item>
          </text:list>
        </text:list-item>
      </text:list>
      <text:p text:style-name="Code_20_block"><text:s text:c="2"/><text:span text:style-name="T4"># SSLContext protocol, defaults to SSL</text:span></text:p>
      <text:p text:style-name="Code_20_block"><text:s text:c="2"/>jppf.ssl.context.protocol = SSL</text:p>
      <text:p text:style-name="Code_20_block"><text:s text:c="2"/><text:span text:style-name="T4"># list of space-separated enabled protocols</text:span></text:p>
      <text:p text:style-name="Code_20_block"><text:s text:c="2"/>jppf.ssl.protocols = SSLv2Hello SSLv3</text:p>
      <text:p text:style-name="Code_20_block"><text:s text:c="2"/><text:span text:style-name="T4"># enabled cipher suites as a list of space-separated values</text:span></text:p>
      <text:p text:style-name="Code_20_block"><text:s text:c="2"/>jppf.ssl.cipher.suites = SSL_RSA_WITH_RC4_128_MD5 SSL_RSA_WITH_RC4_128_SHA</text:p>
      <text:p text:style-name="Code_20_block"><text:s text:c="2"/><text:span text:style-name="T4"># client authentication mode; possible values: none | want | need</text:span></text:p>
      <text:p text:style-name="Code_20_block"><text:s text:c="2"/>jppf.ssl.client.auth = none</text:p>
      <text:p text:style-name="Code_20_block"><text:s text:c="2"/></text:p>
      <text:p text:style-name="Code_20_block"><text:s text:c="2"/><text:span text:style-name="T4"># path to the key store on the file system.</text:span></text:p>
      <text:p text:style-name="Code_20_block"><text:s text:c="2"/>jppf.ssl.keystore.file = config/ssl/keystore.ks</text:p>
      <text:p text:style-name="Code_20_block"><text:s text:c="2"/><text:span text:style-name="T4"># keystore password in clear text</text:span></text:p>
      <text:p text:style-name="Code_20_block"><text:s text:c="2"/>jppf.ssl.keystore.password = password</text:p>
      <text:p text:style-name="Code_20_block"/>
      <text:p text:style-name="Code_20_block"><text:s text:c="2"/><text:span text:style-name="T4"># the trust store location as an arbitrary source:</text:span></text:p>
      <text:p text:style-name="Code_20_block"><text:s text:c="2"/><text:span text:style-name="T4"># an implementation of Callable&lt;InputStream&gt; with optional space-separated arguments</text:span></text:p>
      <text:p text:style-name="Code_20_block"><text:s text:c="2"/>jppf.ssl.truststore.source = org.jppf.ssl.FileStoreSource config/ssl/truststore.ks</text:p>
      <text:p text:style-name="Code_20_block"><text:s text:c="2"/><text:span text:style-name="T4"># truststore password as an arbitrary source:</text:span></text:p>
      <text:p text:style-name="Code_20_block"><text:s text:c="2"/><text:span text:style-name="T4"># an implementation of Callable&lt;char[]&gt; with optional space-separated arguments</text:span></text:p>
      <text:p text:style-name="Code_20_block"><text:s text:c="2"/>jppf.ssl.truststore.password.source = org.jppf.ssl.PlainTextPassword passwor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paragraph-properties fo:background-color="#cccccc" style:shadow="none">
        <style:background-image/>
      </style:paragraph-properties>
      <style:text-properties style:font-name="Courier New"/>
    </style:style>
    <style:style style:name="List_20_1" style:display-name="List 1" style:family="paragraph" style:parent-style-name="List" style:class="list">
      <style:paragraph-properties fo:margin="100%" fo:margin-left="0.635cm" fo:margin-right="0cm" fo:margin-top="0cm" fo:margin-bottom="0.212cm" style: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5H13M31S</meta:editing-duration>
    <meta:editing-cycles>250</meta:editing-cycles>
    <meta:generator>LibreOffice/3.6$Windows_x86 LibreOffice_project/da8c1e6-fd468f4-454e206-f42a4a9-143cfd</meta:generator>
    <meta:creation-date>2009-09-06T09:04:15.91</meta:creation-date>
    <dc:date>2013-02-17T22:51:51.59</dc:date>
    <meta:document-statistic meta:table-count="0" meta:image-count="2" meta:object-count="0" meta:page-count="23" meta:paragraph-count="755" meta:word-count="9303" meta:character-count="62943" meta:non-whitespace-character-count="53165"/>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